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fo:font-size="12pt" fo:font-style="normal" officeooo:rsid="001caa42" officeooo:paragraph-rsid="001caa42" style:font-size-asian="10.5pt" style:font-style-asian="normal" style:font-size-complex="12pt" style:font-style-complex="normal"/>
    </style:style>
    <style:style style:name="P9" style:family="paragraph" style:parent-style-name="Text_20_body">
      <style:text-properties style:font-name="Times New Roman" fo:font-size="12pt" fo:font-style="normal" officeooo:rsid="015bde62" officeooo:paragraph-rsid="015bde62" style:font-size-asian="10.5pt" style:font-style-asian="normal" style:font-size-complex="12pt" style:font-style-complex="normal"/>
    </style:style>
    <style:style style:name="P10" style:family="paragraph" style:parent-style-name="Text_20_body">
      <style:text-properties style:font-name="Times New Roman" officeooo:paragraph-rsid="00e00315"/>
    </style:style>
    <style:style style:name="P11" style:family="paragraph" style:parent-style-name="Text_20_body">
      <style:text-properties style:font-name="Times New Roman" officeooo:paragraph-rsid="01040426"/>
    </style:style>
    <style:style style:name="P12" style:family="paragraph" style:parent-style-name="Text_20_body">
      <style:text-properties style:font-name="Times New Roman" officeooo:paragraph-rsid="010580ef"/>
    </style:style>
    <style:style style:name="P13" style:family="paragraph" style:parent-style-name="Text_20_body">
      <style:text-properties officeooo:paragraph-rsid="005b3189"/>
    </style:style>
    <style:style style:name="P14" style:family="paragraph" style:parent-style-name="Text_20_body">
      <style:text-properties officeooo:paragraph-rsid="00723e5d"/>
    </style:style>
    <style:style style:name="P15" style:family="paragraph" style:parent-style-name="Text_20_body">
      <style:text-properties officeooo:paragraph-rsid="0074f75e"/>
    </style:style>
    <style:style style:name="P16" style:family="paragraph" style:parent-style-name="Text_20_body">
      <style:text-properties officeooo:paragraph-rsid="008504ad"/>
    </style:style>
    <style:style style:name="P17" style:family="paragraph" style:parent-style-name="Text_20_body">
      <style:text-properties fo:font-style="normal" officeooo:rsid="002b9e4b" officeooo:paragraph-rsid="002b9e4b" style:font-style-asian="normal" style:font-style-complex="normal"/>
    </style:style>
    <style:style style:name="P18" style:family="paragraph" style:parent-style-name="Text_20_body">
      <style:text-properties fo:font-style="normal" officeooo:rsid="00337653" officeooo:paragraph-rsid="00337653" style:font-style-asian="normal" style:font-style-complex="normal"/>
    </style:style>
    <style:style style:name="P19" style:family="paragraph" style:parent-style-name="Text_20_body">
      <style:text-properties fo:font-style="normal" officeooo:rsid="010dadc4" officeooo:paragraph-rsid="010dadc4" style:font-style-asian="normal" style:font-style-complex="normal"/>
    </style:style>
    <style:style style:name="P20" style:family="paragraph" style:parent-style-name="Text_20_body">
      <style:text-properties fo:font-style="normal" officeooo:rsid="0120f4a1" officeooo:paragraph-rsid="0120f4a1" style:font-style-asian="normal" style:font-style-complex="normal"/>
    </style:style>
    <style:style style:name="P21" style:family="paragraph" style:parent-style-name="Text_20_body">
      <style:text-properties fo:font-style="normal" officeooo:rsid="001caa42" officeooo:paragraph-rsid="001caa42" style:font-style-asian="normal" style:font-style-complex="normal"/>
    </style:style>
    <style:style style:name="P22"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3"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4"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5"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6"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7"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8"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29" style:family="paragraph" style:parent-style-name="Text_20_body">
      <style:text-properties fo:font-size="12pt" officeooo:rsid="0028066d" officeooo:paragraph-rsid="00252323" style:font-size-asian="10.5pt" style:font-size-complex="12pt"/>
    </style:style>
    <style:style style:name="P30" style:family="paragraph" style:parent-style-name="Text_20_body">
      <style:text-properties fo:font-size="12pt" officeooo:paragraph-rsid="00958385" style:font-size-asian="10.5pt" style:font-size-complex="12pt"/>
    </style:style>
    <style:style style:name="P31" style:family="paragraph" style:parent-style-name="Text_20_body">
      <style:text-properties officeooo:rsid="0028066d" officeooo:paragraph-rsid="0028066d"/>
    </style:style>
    <style:style style:name="P32" style:family="paragraph" style:parent-style-name="Text_20_body">
      <style:text-properties officeooo:rsid="0026f2c2" officeooo:paragraph-rsid="0026f2c2"/>
    </style:style>
    <style:style style:name="P33" style:family="paragraph" style:parent-style-name="Text_20_body">
      <style:text-properties style:font-name="Consolas" fo:font-size="10pt" style:font-size-asian="10pt" style:font-size-complex="10pt"/>
    </style:style>
    <style:style style:name="P34" style:family="paragraph" style:parent-style-name="Text_20_body">
      <style:text-properties style:font-name="Consolas" fo:font-size="10pt" officeooo:paragraph-rsid="002b9e4b" style:font-size-asian="10pt" style:font-size-complex="10pt"/>
    </style:style>
    <style:style style:name="P35" style:family="paragraph" style:parent-style-name="Text_20_body">
      <style:text-properties style:font-name="Consolas" fo:font-size="10pt" officeooo:rsid="016239cc" officeooo:paragraph-rsid="016250c8" style:font-size-asian="10pt" style:font-size-complex="10pt"/>
    </style:style>
    <style:style style:name="P36" style:family="paragraph" style:parent-style-name="Text_20_body">
      <style:text-properties style:font-name="Consolas" fo:font-size="10pt" officeooo:rsid="016239cc" officeooo:paragraph-rsid="016239cc" style:font-size-asian="10pt" style:font-size-complex="10pt"/>
    </style:style>
    <style:style style:name="P37" style:family="paragraph" style:parent-style-name="Text_20_body">
      <style:text-properties style:font-name="Consolas" fo:font-size="10pt" officeooo:rsid="01620fd2" officeooo:paragraph-rsid="01620fd2" style:font-size-asian="10pt" style:font-size-complex="10pt"/>
    </style:style>
    <style:style style:name="P38" style:family="paragraph" style:parent-style-name="Text_20_body">
      <style:text-properties style:font-name="Consolas" fo:font-size="10pt" officeooo:rsid="01644881" officeooo:paragraph-rsid="01644881" style:font-size-asian="10pt" style:font-size-complex="10pt"/>
    </style:style>
    <style:style style:name="P39"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40" style:family="paragraph" style:parent-style-name="Text_20_body">
      <style:text-properties officeooo:paragraph-rsid="009e9306"/>
    </style:style>
    <style:style style:name="P41" style:family="paragraph" style:parent-style-name="Text_20_body">
      <style:text-properties officeooo:paragraph-rsid="009eddc3"/>
    </style:style>
    <style:style style:name="P42" style:family="paragraph" style:parent-style-name="Text_20_body">
      <style:text-properties officeooo:paragraph-rsid="00a1e332"/>
    </style:style>
    <style:style style:name="P43" style:family="paragraph" style:parent-style-name="Text_20_body">
      <style:text-properties officeooo:paragraph-rsid="00a43d72"/>
    </style:style>
    <style:style style:name="P44" style:family="paragraph" style:parent-style-name="Text_20_body">
      <style:text-properties officeooo:paragraph-rsid="00c02570"/>
    </style:style>
    <style:style style:name="P45" style:family="paragraph" style:parent-style-name="Text_20_body">
      <style:text-properties officeooo:paragraph-rsid="00c177fa"/>
    </style:style>
    <style:style style:name="P46" style:family="paragraph" style:parent-style-name="Text_20_body">
      <style:text-properties officeooo:paragraph-rsid="00c41bfd"/>
    </style:style>
    <style:style style:name="P47" style:family="paragraph" style:parent-style-name="Text_20_body">
      <style:text-properties officeooo:paragraph-rsid="00cf6473"/>
    </style:style>
    <style:style style:name="P48" style:family="paragraph" style:parent-style-name="Text_20_body">
      <style:text-properties officeooo:paragraph-rsid="00759dd7"/>
    </style:style>
    <style:style style:name="P49" style:family="paragraph" style:parent-style-name="Text_20_body">
      <style:text-properties officeooo:paragraph-rsid="00d12c9d"/>
    </style:style>
    <style:style style:name="P50" style:family="paragraph" style:parent-style-name="Text_20_body">
      <style:text-properties officeooo:paragraph-rsid="00d2f95f"/>
    </style:style>
    <style:style style:name="P51" style:family="paragraph" style:parent-style-name="Text_20_body">
      <style:text-properties officeooo:paragraph-rsid="00d3a428"/>
    </style:style>
    <style:style style:name="P52" style:family="paragraph" style:parent-style-name="Text_20_body">
      <style:text-properties officeooo:paragraph-rsid="00deffcf"/>
    </style:style>
    <style:style style:name="P53" style:family="paragraph" style:parent-style-name="Text_20_body">
      <style:text-properties officeooo:paragraph-rsid="00fa27c5"/>
    </style:style>
    <style:style style:name="P54" style:family="paragraph" style:parent-style-name="Text_20_body">
      <style:text-properties officeooo:paragraph-rsid="00fbecf9"/>
    </style:style>
    <style:style style:name="P55" style:family="paragraph" style:parent-style-name="Text_20_body">
      <style:text-properties officeooo:paragraph-rsid="0100b1d0"/>
    </style:style>
    <style:style style:name="P56" style:family="paragraph" style:parent-style-name="Text_20_body">
      <style:text-properties officeooo:paragraph-rsid="010dadc4"/>
    </style:style>
    <style:style style:name="P57" style:family="paragraph" style:parent-style-name="Text_20_body">
      <style:text-properties officeooo:paragraph-rsid="010eb5d1"/>
    </style:style>
    <style:style style:name="P58" style:family="paragraph" style:parent-style-name="Text_20_body">
      <style:text-properties officeooo:paragraph-rsid="011accba"/>
    </style:style>
    <style:style style:name="P59" style:family="paragraph" style:parent-style-name="Text_20_body">
      <style:text-properties officeooo:paragraph-rsid="0120f4a1"/>
    </style:style>
    <style:style style:name="P60" style:family="paragraph" style:parent-style-name="Text_20_body">
      <style:text-properties officeooo:rsid="010e602b" officeooo:paragraph-rsid="013bfb1e"/>
    </style:style>
    <style:style style:name="P61" style:family="paragraph" style:parent-style-name="Text_20_body">
      <style:text-properties officeooo:paragraph-rsid="01415f84"/>
    </style:style>
    <style:style style:name="P62" style:family="paragraph" style:parent-style-name="Text_20_body">
      <style:text-properties officeooo:paragraph-rsid="00bd7640"/>
    </style:style>
    <style:style style:name="P63" style:family="paragraph" style:parent-style-name="Text_20_body">
      <style:text-properties officeooo:rsid="0142936b" officeooo:paragraph-rsid="0142936b"/>
    </style:style>
    <style:style style:name="P64" style:family="paragraph" style:parent-style-name="Text_20_body">
      <style:text-properties officeooo:paragraph-rsid="014ec0b1"/>
    </style:style>
    <style:style style:name="P65" style:family="paragraph" style:parent-style-name="Text_20_body">
      <style:text-properties officeooo:rsid="01542cdf" officeooo:paragraph-rsid="01542cdf"/>
    </style:style>
    <style:style style:name="P66" style:family="paragraph" style:parent-style-name="Text_20_body">
      <style:text-properties officeooo:rsid="015475da" officeooo:paragraph-rsid="015475da"/>
    </style:style>
    <style:style style:name="P67" style:family="paragraph" style:parent-style-name="Text_20_body">
      <style:text-properties officeooo:rsid="016292e9" officeooo:paragraph-rsid="016292e9"/>
    </style:style>
    <style:style style:name="P68" style:family="paragraph" style:parent-style-name="Text_20_body">
      <style:text-properties officeooo:rsid="01644881" officeooo:paragraph-rsid="01644881"/>
    </style:style>
    <style:style style:name="P69"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70" style:family="paragraph" style:parent-style-name="Standard">
      <style:paragraph-properties fo:margin-left="0in" fo:margin-right="0in" fo:text-align="start" style:justify-single-word="false" fo:text-indent="0in" style:auto-text-indent="false"/>
      <style:text-properties style:font-name="Consolas1" fo:font-size="10pt" officeooo:rsid="0140d478" officeooo:paragraph-rsid="0140d478" style:font-size-asian="10pt"/>
    </style:style>
    <style:style style:name="P71" style:family="paragraph" style:parent-style-name="Standard">
      <style:paragraph-properties fo:margin-left="0in" fo:margin-right="0in" fo:text-align="start" style:justify-single-word="false" fo:text-indent="0in" style:auto-text-indent="false"/>
      <style:text-properties style:font-name="Consolas1" fo:font-size="10pt" officeooo:rsid="014a412c" officeooo:paragraph-rsid="014a412c" style:font-size-asian="10pt"/>
    </style:style>
    <style:style style:name="P72"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14be4ca" style:font-size-asian="10pt"/>
    </style:style>
    <style:style style:name="P73" style:family="paragraph" style:parent-style-name="Standard">
      <style:paragraph-properties fo:margin-left="0in" fo:margin-right="0in" fo:text-align="start" style:justify-single-word="false" fo:text-indent="0in" style:auto-text-indent="false"/>
      <style:text-properties style:font-name="Consolas1" fo:font-size="10pt" officeooo:rsid="014c54a7" officeooo:paragraph-rsid="014c54a7" style:font-size-asian="10pt"/>
    </style:style>
    <style:style style:name="P74" style:family="paragraph" style:parent-style-name="Standard">
      <style:paragraph-properties fo:margin-left="0in" fo:margin-right="0in" fo:text-align="start" style:justify-single-word="false" fo:text-indent="0in" style:auto-text-indent="false"/>
      <style:text-properties style:font-name="Consolas1" fo:font-size="10pt" officeooo:rsid="014dcaca" officeooo:paragraph-rsid="014dcaca" style:font-size-asian="10pt"/>
    </style:style>
    <style:style style:name="P75" style:family="paragraph" style:parent-style-name="Standard">
      <style:paragraph-properties fo:margin-left="0in" fo:margin-right="0in" fo:text-align="start" style:justify-single-word="false" fo:text-indent="0in" style:auto-text-indent="false"/>
    </style:style>
    <style:style style:name="P76" style:family="paragraph" style:parent-style-name="Standard">
      <style:paragraph-properties fo:margin-left="0in" fo:margin-right="0in" fo:text-align="start" style:justify-single-word="false" fo:text-indent="0in" style:auto-text-indent="false"/>
      <style:text-properties officeooo:rsid="014ec0b1" officeooo:paragraph-rsid="014ec0b1"/>
    </style:style>
    <style:style style:name="P77" style:family="paragraph" style:parent-style-name="Standard">
      <style:paragraph-properties fo:margin-left="0in" fo:margin-right="0in" fo:text-align="start" style:justify-single-word="false" fo:text-indent="0in" style:auto-text-indent="false"/>
      <style:text-properties officeooo:rsid="014ec0b1" officeooo:paragraph-rsid="014fe261"/>
    </style:style>
    <style:style style:name="P78" style:family="paragraph" style:parent-style-name="Standard">
      <style:paragraph-properties fo:margin-left="0in" fo:margin-right="0in" fo:text-align="start" style:justify-single-word="false" fo:text-indent="0in" style:auto-text-indent="false"/>
      <style:text-properties officeooo:rsid="014fe261" officeooo:paragraph-rsid="014fe261"/>
    </style:style>
    <style:style style:name="P79" style:family="paragraph" style:parent-style-name="Standard">
      <style:paragraph-properties fo:margin-left="0in" fo:margin-right="0in" fo:text-align="start" style:justify-single-word="false" fo:text-indent="0in" style:auto-text-indent="false"/>
      <style:text-properties fo:color="#000000" style:font-name="Consolas1" fo:font-size="10pt" style:font-size-asian="10pt"/>
    </style:style>
    <style:style style:name="P80"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fe261" officeooo:paragraph-rsid="014fe261" style:font-size-asian="10pt"/>
    </style:style>
    <style:style style:name="P81"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fe261" officeooo:paragraph-rsid="0151d6e2" style:font-size-asian="10pt"/>
    </style:style>
    <style:style style:name="P82"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ec0b1" officeooo:paragraph-rsid="014ec0b1" style:font-size-asian="10pt"/>
    </style:style>
    <style:style style:name="P83" style:family="paragraph" style:parent-style-name="Standard">
      <style:text-properties officeooo:rsid="00139594" officeooo:paragraph-rsid="00139594"/>
    </style:style>
    <style:style style:name="P84"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85" style:family="paragraph" style:parent-style-name="Standard">
      <style:text-properties style:font-name="Consolas1" fo:font-size="10pt" style:font-size-asian="10pt"/>
    </style:style>
    <style:style style:name="P86"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87" style:family="paragraph" style:parent-style-name="Standard">
      <style:text-properties officeooo:rsid="0120f105"/>
    </style:style>
    <style:style style:name="P88" style:family="paragraph" style:parent-style-name="Standard">
      <style:text-properties officeooo:paragraph-rsid="014ec0b1"/>
    </style:style>
    <style:style style:name="P89" style:family="paragraph" style:parent-style-name="Standard">
      <style:text-properties style:font-name="Consolas" fo:font-size="10pt" style:font-size-asian="10pt" style:font-size-complex="10pt"/>
    </style:style>
    <style:style style:name="P90" style:family="paragraph" style:parent-style-name="Standard">
      <style:text-properties style:font-name="Consolas" fo:font-size="10pt" officeooo:paragraph-rsid="01532f62" style:font-size-asian="10pt" style:font-size-complex="10pt"/>
    </style:style>
    <style:style style:name="P91" style:family="paragraph" style:parent-style-name="Standard">
      <style:text-properties style:font-name="Consolas" fo:font-size="10pt" officeooo:rsid="01532f62" officeooo:paragraph-rsid="01532f62" style:font-size-asian="10pt" style:font-size-complex="10pt"/>
    </style:style>
    <style:style style:name="P92" style:family="paragraph" style:parent-style-name="Standard">
      <style:text-properties style:font-name="Consolas" fo:font-size="10pt" officeooo:rsid="016239cc" style:font-size-asian="10pt" style:font-size-complex="10pt"/>
    </style:style>
    <style:style style:name="P93" style:family="paragraph" style:parent-style-name="Standard">
      <style:text-properties officeooo:rsid="014fe261" officeooo:paragraph-rsid="014fe261"/>
    </style:style>
    <style:style style:name="P94" style:family="paragraph" style:parent-style-name="Standard">
      <style:text-properties fo:color="#7f0055" style:font-name="Consolas1" fo:font-size="10pt" fo:font-weight="bold" officeooo:paragraph-rsid="014ec0b1" style:font-size-asian="10pt" style:font-weight-asian="bold"/>
    </style:style>
    <style:style style:name="P95"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96" style:family="paragraph" style:parent-style-name="Contents_20_1">
      <style:paragraph-properties>
        <style:tab-stops>
          <style:tab-stop style:position="6.9252in" style:type="right" style:leader-style="dotted" style:leader-text="."/>
        </style:tab-stops>
      </style:paragraph-properties>
    </style:style>
    <style:style style:name="P97" style:family="paragraph" style:parent-style-name="Contents_20_2">
      <style:paragraph-properties>
        <style:tab-stops>
          <style:tab-stop style:position="6.9252in" style:type="right" style:leader-style="dotted" style:leader-text="."/>
        </style:tab-stops>
      </style:paragraph-properties>
    </style:style>
    <style:style style:name="P98" style:family="paragraph" style:parent-style-name="Contents_20_3">
      <style:paragraph-properties>
        <style:tab-stops>
          <style:tab-stop style:position="6.9252in" style:type="right" style:leader-style="dotted" style:leader-text="."/>
        </style:tab-stops>
      </style:paragraph-properties>
    </style:style>
    <style:style style:name="P99" style:family="paragraph" style:parent-style-name="Contents_20_4">
      <style:paragraph-properties>
        <style:tab-stops>
          <style:tab-stop style:position="6.9252in" style:type="right" style:leader-style="dotted" style:leader-text="."/>
        </style:tab-stops>
      </style:paragraph-properties>
    </style:style>
    <style:style style:name="P100" style:family="paragraph" style:parent-style-name="Contents_20_Heading" style:master-page-name="Standard">
      <style:paragraph-properties style:page-number="auto"/>
    </style:style>
    <style:style style:name="P101" style:family="paragraph" style:parent-style-name="Heading_20_2">
      <style:text-properties fo:font-style="normal" officeooo:rsid="0047c8e8" officeooo:paragraph-rsid="0047c8e8" style:font-style-asian="normal" style:font-style-complex="normal"/>
    </style:style>
    <style:style style:name="P102" style:family="paragraph" style:parent-style-name="Heading_20_2">
      <style:text-properties fo:font-style="normal" officeooo:rsid="006dad56" officeooo:paragraph-rsid="006fe782" style:font-style-asian="normal" style:font-style-complex="normal"/>
    </style:style>
    <style:style style:name="P103" style:family="paragraph" style:parent-style-name="Heading_20_2">
      <style:text-properties fo:font-style="normal" officeooo:rsid="00c6e0dc" officeooo:paragraph-rsid="00c6e0dc" style:font-style-asian="normal" style:font-style-complex="normal"/>
    </style:style>
    <style:style style:name="P104" style:family="paragraph" style:parent-style-name="Heading_20_2">
      <style:text-properties fo:font-style="normal" officeooo:rsid="005acf62" officeooo:paragraph-rsid="005acf62" style:font-style-asian="normal" style:font-style-complex="normal"/>
    </style:style>
    <style:style style:name="P105" style:family="paragraph" style:parent-style-name="Heading_20_2">
      <style:text-properties fo:font-style="normal" officeooo:rsid="003e278c" style:font-style-asian="normal" style:font-style-complex="normal"/>
    </style:style>
    <style:style style:name="P106" style:family="paragraph" style:parent-style-name="Heading_20_2">
      <style:text-properties fo:font-style="normal" officeooo:rsid="00402587" style:font-style-asian="normal" style:font-style-complex="normal"/>
    </style:style>
    <style:style style:name="P107" style:family="paragraph" style:parent-style-name="Heading_20_2">
      <style:text-properties fo:font-style="normal" officeooo:rsid="001615bb" officeooo:paragraph-rsid="001615bb" style:font-style-asian="normal" style:font-style-complex="normal"/>
    </style:style>
    <style:style style:name="P108" style:family="paragraph" style:parent-style-name="Heading_20_2">
      <style:text-properties fo:font-style="normal" officeooo:rsid="00139594" style:font-style-asian="normal" style:font-style-complex="normal"/>
    </style:style>
    <style:style style:name="P109" style:family="paragraph" style:parent-style-name="Heading_20_2">
      <style:text-properties fo:font-style="normal" officeooo:rsid="00227213" style:font-style-asian="normal" style:font-style-complex="normal"/>
    </style:style>
    <style:style style:name="P110" style:family="paragraph" style:parent-style-name="Heading_20_2">
      <style:text-properties fo:font-style="normal" officeooo:paragraph-rsid="00e1269a" style:font-style-asian="normal" style:font-style-complex="normal"/>
    </style:style>
    <style:style style:name="P111" style:family="paragraph" style:parent-style-name="Heading_20_2">
      <style:text-properties fo:font-style="normal" officeooo:rsid="014ec0b1" officeooo:paragraph-rsid="014ec0b1" style:font-style-asian="normal" style:font-style-complex="normal"/>
    </style:style>
    <style:style style:name="P112" style:family="paragraph" style:parent-style-name="Heading_20_2">
      <style:text-properties fo:font-style="normal" officeooo:rsid="014fe261" officeooo:paragraph-rsid="014fe261" style:font-style-asian="normal" style:font-style-complex="normal"/>
    </style:style>
    <style:style style:name="P113" style:family="paragraph" style:parent-style-name="Heading_20_2">
      <style:text-properties fo:font-style="normal" officeooo:rsid="01532f62" officeooo:paragraph-rsid="01532f62" style:font-style-asian="normal" style:font-style-complex="normal"/>
    </style:style>
    <style:style style:name="P114" style:family="paragraph" style:parent-style-name="Heading_20_2">
      <style:text-properties fo:font-style="normal" officeooo:rsid="0111d154" officeooo:paragraph-rsid="010dadc4" style:font-style-asian="normal" style:font-style-complex="normal"/>
    </style:style>
    <style:style style:name="P115" style:family="paragraph" style:parent-style-name="Heading_20_2">
      <style:text-properties fo:font-style="normal" officeooo:paragraph-rsid="01308c9e" style:font-style-asian="normal" style:font-style-complex="normal"/>
    </style:style>
    <style:style style:name="P116" style:family="paragraph" style:parent-style-name="Heading_20_2">
      <style:text-properties fo:font-style="normal" officeooo:rsid="011accba" officeooo:paragraph-rsid="011accba" style:font-style-asian="normal" style:font-style-complex="normal"/>
    </style:style>
    <style:style style:name="P117" style:family="paragraph" style:parent-style-name="Heading_20_2">
      <style:text-properties fo:font-style="normal" officeooo:rsid="011e6739" officeooo:paragraph-rsid="011e6739" style:font-style-asian="normal" style:font-style-complex="normal"/>
    </style:style>
    <style:style style:name="P118" style:family="paragraph" style:parent-style-name="Heading_20_2">
      <style:text-properties fo:font-style="normal" officeooo:rsid="0120f4a1" officeooo:paragraph-rsid="0120f4a1" style:font-style-asian="normal" style:font-style-complex="normal"/>
    </style:style>
    <style:style style:name="P119" style:family="paragraph" style:parent-style-name="Heading_20_2">
      <style:text-properties fo:font-size="14pt" fo:font-style="normal" officeooo:rsid="00942c7a" officeooo:paragraph-rsid="00942c7a" style:font-size-asian="14pt" style:font-style-asian="normal" style:font-size-complex="14pt" style:font-style-complex="normal"/>
    </style:style>
    <style:style style:name="P120"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21" style:family="paragraph" style:parent-style-name="Heading_20_2">
      <style:text-properties fo:font-size="14pt" fo:font-style="normal" officeooo:rsid="00c3012e" officeooo:paragraph-rsid="00c60295" style:font-size-asian="12.25pt" style:font-style-asian="normal" style:font-size-complex="14pt" style:font-style-complex="normal"/>
    </style:style>
    <style:style style:name="P122" style:family="paragraph" style:parent-style-name="Heading_20_1">
      <style:text-properties officeooo:rsid="00443cdc" officeooo:paragraph-rsid="00443cdc"/>
    </style:style>
    <style:style style:name="P123" style:family="paragraph" style:parent-style-name="Heading_20_1">
      <style:text-properties fo:font-style="normal" officeooo:rsid="005acf62" officeooo:paragraph-rsid="005acf62" style:font-style-asian="normal" style:font-style-complex="normal"/>
    </style:style>
    <style:style style:name="P124" style:family="paragraph" style:parent-style-name="Heading_20_1">
      <style:text-properties fo:font-style="normal" officeooo:rsid="0132c46f" officeooo:paragraph-rsid="0132c46f" style:font-style-asian="normal" style:font-style-complex="normal"/>
    </style:style>
    <style:style style:name="P125" style:family="paragraph" style:parent-style-name="Heading_20_1">
      <style:text-properties fo:font-style="normal" officeooo:rsid="00c7fc00" officeooo:paragraph-rsid="00c7fc00" style:font-style-asian="normal" style:font-style-complex="normal"/>
    </style:style>
    <style:style style:name="P126" style:family="paragraph" style:parent-style-name="Heading_20_1">
      <style:text-properties fo:font-style="normal" officeooo:rsid="011dfb46" officeooo:paragraph-rsid="011dfb46" style:font-style-asian="normal" style:font-style-complex="normal"/>
    </style:style>
    <style:style style:name="P127" style:family="paragraph" style:parent-style-name="Heading_20_1">
      <style:text-properties fo:font-style="normal" officeooo:rsid="011e6739" officeooo:paragraph-rsid="011e6739" style:font-style-asian="normal" style:font-style-complex="normal"/>
    </style:style>
    <style:style style:name="P128" style:family="paragraph" style:parent-style-name="Heading_20_1">
      <style:text-properties officeooo:rsid="003c636e" officeooo:paragraph-rsid="003c636e"/>
    </style:style>
    <style:style style:name="P129" style:family="paragraph" style:parent-style-name="Heading_20_1">
      <style:text-properties officeooo:rsid="00139594" officeooo:paragraph-rsid="00139594"/>
    </style:style>
    <style:style style:name="P130" style:family="paragraph" style:parent-style-name="Heading_20_1">
      <style:text-properties officeooo:rsid="016292e9" officeooo:paragraph-rsid="016292e9"/>
    </style:style>
    <style:style style:name="P131" style:family="paragraph" style:parent-style-name="Heading_20_1">
      <style:text-properties officeooo:rsid="0120f4a1" officeooo:paragraph-rsid="0120f4a1"/>
    </style:style>
    <style:style style:name="P132" style:family="paragraph" style:parent-style-name="Heading_20_3">
      <style:text-properties fo:font-size="12pt" officeooo:paragraph-rsid="008d065c" style:font-size-asian="12pt" style:font-size-complex="12pt"/>
    </style:style>
    <style:style style:name="P133" style:family="paragraph" style:parent-style-name="Heading_20_3">
      <style:text-properties fo:font-size="12pt" officeooo:paragraph-rsid="005b1520" style:font-size-asian="12pt" style:font-size-complex="12pt"/>
    </style:style>
    <style:style style:name="P134" style:family="paragraph" style:parent-style-name="Heading_20_3">
      <style:text-properties fo:font-size="12pt" officeooo:paragraph-rsid="008a30a1" style:font-size-asian="12pt" style:font-size-complex="12pt"/>
    </style:style>
    <style:style style:name="P135" style:family="paragraph" style:parent-style-name="Heading_20_3">
      <style:text-properties fo:font-size="12pt" officeooo:rsid="002b9e4b" style:font-size-asian="12pt" style:font-size-complex="12pt"/>
    </style:style>
    <style:style style:name="P136" style:family="paragraph" style:parent-style-name="Heading_20_3">
      <style:text-properties fo:font-size="12pt" officeooo:rsid="00337653" style:font-size-asian="12pt" style:font-size-complex="12pt"/>
    </style:style>
    <style:style style:name="P137"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138"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139"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140"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41"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42"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43"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44"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45"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46"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147"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48" style:family="paragraph" style:parent-style-name="Heading_20_3">
      <style:text-properties fo:font-size="12pt" fo:font-style="normal" officeooo:rsid="00838486" officeooo:paragraph-rsid="005acf62" style:font-size-asian="12pt" style:font-style-asian="normal" style:font-size-complex="12pt" style:font-style-complex="normal"/>
    </style:style>
    <style:style style:name="P149"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150" style:family="paragraph" style:parent-style-name="Heading_20_3">
      <style:text-properties fo:font-size="12pt" officeooo:rsid="00ddbf23" officeooo:paragraph-rsid="00ddbf23" style:font-size-asian="10.5pt" style:font-size-complex="12pt"/>
    </style:style>
    <style:style style:name="P151"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152"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153"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154" style:family="paragraph" style:parent-style-name="Standard" style:list-style-name="L7"/>
    <style:style style:name="P155" style:family="paragraph" style:parent-style-name="Standard" style:list-style-name="L7">
      <style:text-properties officeooo:paragraph-rsid="0120f105"/>
    </style:style>
    <style:style style:name="P156" style:family="paragraph" style:parent-style-name="Standard" style:list-style-name="L7">
      <style:text-properties officeooo:paragraph-rsid="0120f4a1"/>
    </style:style>
    <style:style style:name="P157" style:family="paragraph" style:parent-style-name="Standard" style:list-style-name="L7">
      <style:text-properties officeooo:rsid="01456cf2" officeooo:paragraph-rsid="01456cf2"/>
    </style:style>
    <style:style style:name="P158" style:family="paragraph" style:parent-style-name="Standard" style:list-style-name="L7">
      <style:text-properties officeooo:rsid="0120f4a1" officeooo:paragraph-rsid="0120f4a1"/>
    </style:style>
    <style:style style:name="P159" style:family="paragraph" style:parent-style-name="Standard" style:list-style-name="L7">
      <style:text-properties officeooo:rsid="012e9247" officeooo:paragraph-rsid="012e9247"/>
    </style:style>
    <style:style style:name="P160" style:family="paragraph" style:parent-style-name="Text_20_body" style:list-style-name="L1">
      <style:paragraph-properties fo:text-align="start" style:justify-single-word="false"/>
      <style:text-properties style:font-name="Consolas" fo:font-size="10pt" fo:font-style="normal" officeooo:rsid="01384db0" officeooo:paragraph-rsid="01384db0" style:font-size-asian="10pt" style:font-style-asian="normal" style:font-size-complex="10pt" style:font-style-complex="normal"/>
    </style:style>
    <style:style style:name="P161"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62"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63"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64"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65"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66"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67"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68" style:family="paragraph" style:parent-style-name="Text_20_body">
      <style:text-properties style:font-name="Consolas" fo:font-size="10pt" officeooo:rsid="016239cc" officeooo:paragraph-rsid="0164a9d4" style:font-size-asian="10pt" style:font-size-complex="10pt"/>
    </style:style>
    <style:style style:name="P169"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70"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71" style:family="paragraph" style:parent-style-name="Text_20_body" style:list-style-name="L3">
      <style:text-properties fo:font-style="normal" officeooo:rsid="003c7ce7" officeooo:paragraph-rsid="003c7ce7" style:font-style-asian="normal" style:font-style-complex="normal"/>
    </style:style>
    <style:style style:name="P172" style:family="paragraph" style:parent-style-name="Text_20_body" style:list-style-name="L5">
      <style:text-properties fo:font-style="normal" officeooo:rsid="002c8e4e" officeooo:paragraph-rsid="00b06556" style:font-style-asian="normal" style:font-style-complex="normal"/>
    </style:style>
    <style:style style:name="P173" style:family="paragraph" style:parent-style-name="Text_20_body" style:list-style-name="L6">
      <style:text-properties fo:font-style="normal" officeooo:rsid="002c8e4e" officeooo:paragraph-rsid="002c8e4e" style:font-style-asian="normal" style:font-style-complex="normal"/>
    </style:style>
    <style:style style:name="P174" style:family="paragraph" style:parent-style-name="Text_20_body" style:list-style-name="L1">
      <style:paragraph-properties fo:text-align="start" style:justify-single-word="false"/>
      <style:text-properties officeooo:paragraph-rsid="0051c2f5"/>
    </style:style>
    <style:style style:name="P175" style:family="paragraph" style:parent-style-name="Text_20_body" style:list-style-name="L1">
      <style:paragraph-properties fo:text-align="start" style:justify-single-word="false"/>
      <style:text-properties officeooo:paragraph-rsid="006732af"/>
    </style:style>
    <style:style style:name="P176" style:family="paragraph" style:parent-style-name="Text_20_body" style:list-style-name="L1">
      <style:paragraph-properties fo:text-align="start" style:justify-single-word="false"/>
      <style:text-properties officeooo:paragraph-rsid="0057ff45"/>
    </style:style>
    <style:style style:name="P177" style:family="paragraph" style:parent-style-name="Text_20_body" style:list-style-name="L4">
      <style:text-properties officeooo:paragraph-rsid="00a3698b"/>
    </style:style>
    <style:style style:name="P178" style:family="paragraph" style:parent-style-name="Text_20_body" style:list-style-name="L4">
      <style:text-properties officeooo:rsid="0028066d" officeooo:paragraph-rsid="00a3698b"/>
    </style:style>
    <style:style style:name="P179" style:family="paragraph" style:parent-style-name="Text_20_body" style:list-style-name="L5">
      <style:text-properties officeooo:paragraph-rsid="002c8e4e"/>
    </style:style>
    <style:style style:name="P180" style:family="paragraph" style:parent-style-name="Text_20_body" style:list-style-name="L6">
      <style:text-properties officeooo:paragraph-rsid="002c8e4e"/>
    </style:style>
    <style:style style:name="P181" style:family="paragraph" style:parent-style-name="Text_20_body" style:list-style-name="L6">
      <style:text-properties officeooo:paragraph-rsid="002cb634"/>
    </style:style>
    <style:style style:name="P182" style:family="paragraph" style:parent-style-name="Text_20_body" style:list-style-name="L7">
      <style:text-properties officeooo:rsid="0120f105" officeooo:paragraph-rsid="0120f105"/>
    </style:style>
    <style:style style:name="P183"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T1" style:family="text">
      <style:text-properties fo:font-size="12pt" officeooo:rsid="001428a7" style:font-size-asian="12pt" style:font-size-complex="12pt"/>
    </style:style>
    <style:style style:name="T2" style:family="text">
      <style:text-properties fo:font-size="12pt" fo:font-style="normal" officeooo:rsid="00177a26" style:font-size-asian="10.5pt" style:font-style-asian="normal" style:font-size-complex="12pt" style:font-style-complex="normal"/>
    </style:style>
    <style:style style:name="T3" style:family="text">
      <style:text-properties fo:font-size="12pt" fo:font-style="normal" officeooo:rsid="001964f7" style:font-size-asian="10.5pt" style:font-style-asian="normal" style:font-size-complex="12pt" style:font-style-complex="normal"/>
    </style:style>
    <style:style style:name="T4" style:family="text">
      <style:text-properties fo:font-size="12pt" fo:font-style="normal" officeooo:rsid="001a77a6" style:font-size-asian="10.5pt" style:font-style-asian="normal" style:font-size-complex="12pt" style:font-style-complex="normal"/>
    </style:style>
    <style:style style:name="T5" style:family="text">
      <style:text-properties fo:font-size="12pt" fo:font-style="normal" officeooo:rsid="001be3e2" style:font-size-asian="10.5pt" style:font-style-asian="normal" style:font-size-complex="12pt" style:font-style-complex="normal"/>
    </style:style>
    <style:style style:name="T6" style:family="text">
      <style:text-properties fo:font-size="12pt" fo:font-style="normal" officeooo:rsid="001caa42" style:font-size-asian="10.5pt" style:font-style-asian="normal" style:font-size-complex="12pt" style:font-style-complex="normal"/>
    </style:style>
    <style:style style:name="T7" style:family="text">
      <style:text-properties fo:font-size="12pt" fo:font-style="normal" officeooo:rsid="0074f75e" style:font-size-asian="10.5pt" style:font-style-asian="normal" style:font-size-complex="12pt" style:font-style-complex="normal"/>
    </style:style>
    <style:style style:name="T8" style:family="text">
      <style:text-properties fo:font-size="12pt" fo:font-style="normal" officeooo:rsid="00759dd7" style:font-size-asian="10.5pt" style:font-style-asian="normal" style:font-size-complex="12pt" style:font-style-complex="normal"/>
    </style:style>
    <style:style style:name="T9" style:family="text">
      <style:text-properties fo:font-size="12pt" fo:font-style="normal" officeooo:rsid="0076ef34" style:font-size-asian="10.5pt" style:font-style-asian="normal" style:font-size-complex="12pt" style:font-style-complex="normal"/>
    </style:style>
    <style:style style:name="T10" style:family="text">
      <style:text-properties fo:font-size="12pt" fo:font-style="normal" officeooo:rsid="007caf2b" style:font-size-asian="10.5pt" style:font-style-asian="normal" style:font-size-complex="12pt" style:font-style-complex="normal"/>
    </style:style>
    <style:style style:name="T11" style:family="text">
      <style:text-properties fo:font-size="12pt" fo:font-style="normal" officeooo:rsid="007df17d" style:font-size-asian="10.5pt" style:font-style-asian="normal" style:font-size-complex="12pt" style:font-style-complex="normal"/>
    </style:style>
    <style:style style:name="T12" style:family="text">
      <style:text-properties fo:font-size="12pt" fo:font-style="normal" officeooo:rsid="007f61ee" style:font-size-asian="10.5pt" style:font-style-asian="normal" style:font-size-complex="12pt" style:font-style-complex="normal"/>
    </style:style>
    <style:style style:name="T13" style:family="text">
      <style:text-properties fo:font-size="12pt" fo:font-style="normal" officeooo:rsid="009142e5" style:font-size-asian="10.5pt" style:font-style-asian="normal" style:font-size-complex="12pt" style:font-style-complex="normal"/>
    </style:style>
    <style:style style:name="T14" style:family="text">
      <style:text-properties fo:font-size="12pt" fo:font-style="normal" officeooo:rsid="00958385" style:font-size-asian="10.5pt" style:font-style-asian="normal" style:font-size-complex="12pt" style:font-style-complex="normal"/>
    </style:style>
    <style:style style:name="T15" style:family="text">
      <style:text-properties fo:font-size="12pt" fo:font-style="normal" officeooo:rsid="00b9c108" style:font-size-asian="10.5pt" style:font-style-asian="normal" style:font-size-complex="12pt" style:font-style-complex="normal"/>
    </style:style>
    <style:style style:name="T16" style:family="text">
      <style:text-properties fo:font-size="12pt" fo:font-style="normal" officeooo:rsid="00bb1a2e" style:font-size-asian="10.5pt" style:font-style-asian="normal" style:font-size-complex="12pt" style:font-style-complex="normal"/>
    </style:style>
    <style:style style:name="T17" style:family="text">
      <style:text-properties fo:font-size="12pt" fo:font-style="normal" officeooo:rsid="00bede30" style:font-size-asian="10.5pt" style:font-style-asian="normal" style:font-size-complex="12pt" style:font-style-complex="normal"/>
    </style:style>
    <style:style style:name="T18" style:family="text">
      <style:text-properties fo:font-size="12pt" fo:font-style="normal" officeooo:rsid="00c02570" style:font-size-asian="10.5pt" style:font-style-asian="normal" style:font-size-complex="12pt" style:font-style-complex="normal"/>
    </style:style>
    <style:style style:name="T19" style:family="text">
      <style:text-properties fo:font-size="12pt" fo:font-style="normal" officeooo:rsid="00c177fa" style:font-size-asian="10.5pt" style:font-style-asian="normal" style:font-size-complex="12pt" style:font-style-complex="normal"/>
    </style:style>
    <style:style style:name="T20" style:family="text">
      <style:text-properties fo:font-size="12pt" fo:font-style="normal" officeooo:rsid="00c2a322" style:font-size-asian="10.5pt" style:font-style-asian="normal" style:font-size-complex="12pt" style:font-style-complex="normal"/>
    </style:style>
    <style:style style:name="T21" style:family="text">
      <style:text-properties fo:font-size="12pt" fo:font-style="normal" officeooo:rsid="00c41bfd" style:font-size-asian="10.5pt" style:font-style-asian="normal" style:font-size-complex="12pt" style:font-style-complex="normal"/>
    </style:style>
    <style:style style:name="T22" style:family="text">
      <style:text-properties fo:font-size="12pt" fo:font-style="normal" officeooo:rsid="00d12c9d" style:font-size-asian="10.5pt" style:font-style-asian="normal" style:font-size-complex="12pt" style:font-style-complex="normal"/>
    </style:style>
    <style:style style:name="T23" style:family="text">
      <style:text-properties fo:font-size="12pt" fo:font-style="normal" officeooo:rsid="00d19532" style:font-size-asian="10.5pt" style:font-style-asian="normal" style:font-size-complex="12pt" style:font-style-complex="normal"/>
    </style:style>
    <style:style style:name="T24" style:family="text">
      <style:text-properties fo:font-size="12pt" fo:font-style="normal" officeooo:rsid="00d2f95f" style:font-size-asian="10.5pt" style:font-style-asian="normal" style:font-size-complex="12pt" style:font-style-complex="normal"/>
    </style:style>
    <style:style style:name="T25" style:family="text">
      <style:text-properties fo:font-size="12pt" fo:font-style="normal" officeooo:rsid="00d3a428" style:font-size-asian="10.5pt" style:font-style-asian="normal" style:font-size-complex="12pt" style:font-style-complex="normal"/>
    </style:style>
    <style:style style:name="T26" style:family="text">
      <style:text-properties fo:font-size="12pt" fo:font-style="normal" officeooo:rsid="00d43683" style:font-size-asian="10.5pt" style:font-style-asian="normal" style:font-size-complex="12pt" style:font-style-complex="normal"/>
    </style:style>
    <style:style style:name="T27" style:family="text">
      <style:text-properties fo:font-size="12pt" fo:font-style="normal" officeooo:rsid="00d9a704" style:font-size-asian="10.5pt" style:font-style-asian="normal" style:font-size-complex="12pt" style:font-style-complex="normal"/>
    </style:style>
    <style:style style:name="T28" style:family="text">
      <style:text-properties fo:font-size="12pt" fo:font-style="normal" officeooo:rsid="00db70d6" style:font-size-asian="10.5pt" style:font-style-asian="normal" style:font-size-complex="12pt" style:font-style-complex="normal"/>
    </style:style>
    <style:style style:name="T29" style:family="text">
      <style:text-properties fo:font-size="12pt" fo:font-style="normal" officeooo:rsid="00dc4ce9" style:font-size-asian="10.5pt" style:font-style-asian="normal" style:font-size-complex="12pt" style:font-style-complex="normal"/>
    </style:style>
    <style:style style:name="T30" style:family="text">
      <style:text-properties fo:font-size="12pt" fo:font-style="normal" officeooo:rsid="00df29a9" style:font-size-asian="10.5pt" style:font-style-asian="normal" style:font-size-complex="12pt" style:font-style-complex="normal"/>
    </style:style>
    <style:style style:name="T31" style:family="text">
      <style:text-properties fo:font-size="12pt" fo:font-style="normal" officeooo:rsid="00df342f" style:font-size-asian="10.5pt" style:font-style-asian="normal" style:font-size-complex="12pt" style:font-style-complex="normal"/>
    </style:style>
    <style:style style:name="T32" style:family="text">
      <style:text-properties fo:font-size="12pt" fo:font-style="normal" officeooo:rsid="00f9c737" style:font-size-asian="10.5pt" style:font-style-asian="normal" style:font-size-complex="12pt" style:font-style-complex="normal"/>
    </style:style>
    <style:style style:name="T33" style:family="text">
      <style:text-properties fo:font-size="12pt" fo:font-style="normal" officeooo:rsid="0100b1d0" style:font-size-asian="10.5pt" style:font-style-asian="normal" style:font-size-complex="12pt" style:font-style-complex="normal"/>
    </style:style>
    <style:style style:name="T34" style:family="text">
      <style:text-properties fo:font-size="12pt" fo:font-style="normal" officeooo:rsid="01020147" style:font-size-asian="10.5pt" style:font-style-asian="normal" style:font-size-complex="12pt" style:font-style-complex="normal"/>
    </style:style>
    <style:style style:name="T35" style:family="text">
      <style:text-properties fo:font-size="12pt" fo:font-style="normal" officeooo:rsid="010275c6" style:font-size-asian="10.5pt" style:font-style-asian="normal" style:font-size-complex="12pt" style:font-style-complex="normal"/>
    </style:style>
    <style:style style:name="T36" style:family="text">
      <style:text-properties fo:font-size="12pt" fo:font-style="normal" officeooo:rsid="01040426" style:font-size-asian="10.5pt" style:font-style-asian="normal" style:font-size-complex="12pt" style:font-style-complex="normal"/>
    </style:style>
    <style:style style:name="T37" style:family="text">
      <style:text-properties fo:font-size="12pt" fo:font-style="normal" officeooo:rsid="010580ef" style:font-size-asian="10.5pt" style:font-style-asian="normal" style:font-size-complex="12pt" style:font-style-complex="normal"/>
    </style:style>
    <style:style style:name="T38" style:family="text">
      <style:text-properties fo:font-size="12pt" fo:font-style="normal" officeooo:rsid="01070928" style:font-size-asian="10.5pt" style:font-style-asian="normal" style:font-size-complex="12pt" style:font-style-complex="normal"/>
    </style:style>
    <style:style style:name="T39" style:family="text">
      <style:text-properties fo:font-size="12pt" fo:font-style="normal" officeooo:rsid="01145725" style:font-size-asian="10.5pt" style:font-style-asian="normal" style:font-size-complex="12pt" style:font-style-complex="normal"/>
    </style:style>
    <style:style style:name="T40" style:family="text">
      <style:text-properties fo:font-size="12pt" fo:font-style="normal" officeooo:rsid="013d8b65" style:font-size-asian="10.5pt" style:font-style-asian="normal" style:font-size-complex="12pt" style:font-style-complex="normal"/>
    </style:style>
    <style:style style:name="T41" style:family="text">
      <style:text-properties fo:font-size="12pt" fo:font-style="normal" officeooo:rsid="0147dd31" style:font-size-asian="10.5pt" style:font-style-asian="normal" style:font-size-complex="12pt" style:font-style-complex="normal"/>
    </style:style>
    <style:style style:name="T42" style:family="text">
      <style:text-properties fo:font-size="12pt" fo:font-style="normal" officeooo:rsid="015b69e9" style:font-size-asian="10.5pt" style:font-style-asian="normal" style:font-size-complex="12pt" style:font-style-complex="normal"/>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style="normal" officeooo:rsid="00bd7640" style:font-size-asian="12pt" style:font-style-asian="normal" style:font-size-complex="12pt" style:font-style-complex="normal"/>
    </style:style>
    <style:style style:name="T45" style:family="text">
      <style:text-properties fo:font-size="12pt" fo:font-style="normal" officeooo:rsid="00be1b9a" style:font-size-asian="12pt" style:font-style-asian="normal" style:font-size-complex="12pt" style:font-style-complex="normal"/>
    </style:style>
    <style:style style:name="T46" style:family="text">
      <style:text-properties fo:font-size="12pt" fo:font-style="normal" officeooo:rsid="014389dc" style:font-size-asian="12pt" style:font-style-asian="normal" style:font-size-complex="12pt" style:font-style-complex="normal"/>
    </style:style>
    <style:style style:name="T47"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50" style:family="text">
      <style:text-properties fo:font-size="12pt" style:font-size-asian="10.5pt" style:font-size-complex="12pt"/>
    </style:style>
    <style:style style:name="T51" style:family="text">
      <style:text-properties fo:font-size="12pt" officeooo:rsid="00252323" style:font-size-asian="10.5pt" style:font-size-complex="12pt"/>
    </style:style>
    <style:style style:name="T52" style:family="text">
      <style:text-properties fo:font-size="12pt" officeooo:rsid="0026f2c2" style:font-size-asian="10.5pt" style:font-size-complex="12pt"/>
    </style:style>
    <style:style style:name="T53" style:family="text">
      <style:text-properties fo:font-size="12pt" officeooo:rsid="0027ee86" style:font-size-asian="10.5pt" style:font-size-complex="12pt"/>
    </style:style>
    <style:style style:name="T54" style:family="text">
      <style:text-properties fo:font-size="12pt" officeooo:rsid="002e121c" style:font-size-asian="10.5pt" style:font-size-complex="12pt"/>
    </style:style>
    <style:style style:name="T55" style:family="text">
      <style:text-properties fo:font-size="12pt" officeooo:rsid="003346f5" style:font-size-asian="10.5pt" style:font-size-complex="12pt"/>
    </style:style>
    <style:style style:name="T56" style:family="text">
      <style:text-properties fo:font-size="12pt" officeooo:rsid="00deffcf" style:font-size-asian="10.5pt" style:font-size-complex="12pt"/>
    </style:style>
    <style:style style:name="T57" style:family="text">
      <style:text-properties fo:font-size="12pt" officeooo:rsid="01495a29" style:font-size-asian="10.5pt" style:font-size-complex="12pt"/>
    </style:style>
    <style:style style:name="T58" style:family="text">
      <style:text-properties officeooo:rsid="001428a7"/>
    </style:style>
    <style:style style:name="T59" style:family="text">
      <style:text-properties style:font-name="Consolas1" fo:font-size="10pt" style:font-size-asian="10pt"/>
    </style:style>
    <style:style style:name="T60" style:family="text">
      <style:text-properties style:font-name="Consolas1" fo:font-size="10pt" officeooo:rsid="00eba9b3" style:font-size-asian="10pt"/>
    </style:style>
    <style:style style:name="T61" style:family="text">
      <style:text-properties style:font-name="Consolas1" fo:font-size="10pt" officeooo:rsid="00eed294" style:font-size-asian="10pt"/>
    </style:style>
    <style:style style:name="T62" style:family="text">
      <style:text-properties style:font-name="Consolas1" fo:font-size="10pt" officeooo:rsid="00f260c4" style:font-size-asian="10pt"/>
    </style:style>
    <style:style style:name="T63" style:family="text">
      <style:text-properties style:font-name="Consolas1" fo:font-size="10pt" fo:font-style="normal" officeooo:rsid="002b9e4b" style:font-size-asian="10pt" style:font-style-asian="normal" style:font-style-complex="normal"/>
    </style:style>
    <style:style style:name="T64" style:family="text">
      <style:text-properties style:font-name="Consolas1" fo:font-size="10pt" fo:font-style="normal" officeooo:rsid="00443cdc" style:font-size-asian="10pt" style:font-style-asian="normal" style:font-size-complex="12pt" style:font-style-complex="normal"/>
    </style:style>
    <style:style style:name="T65" style:family="text">
      <style:text-properties style:font-name="Consolas1" fo:font-size="10pt" fo:font-style="normal" officeooo:rsid="004587d4" style:font-size-asian="10pt" style:font-style-asian="normal" style:font-size-complex="12pt" style:font-style-complex="normal"/>
    </style:style>
    <style:style style:name="T66" style:family="text">
      <style:text-properties style:font-name="Consolas1" fo:font-size="10pt" fo:font-style="normal" officeooo:rsid="0046697a" style:font-size-asian="10pt" style:font-style-asian="normal" style:font-size-complex="12pt" style:font-style-complex="normal"/>
    </style:style>
    <style:style style:name="T67"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8"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9"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70" style:family="text">
      <style:text-properties style:font-name="Consolas1" fo:font-style="normal" officeooo:rsid="00443cdc" style:font-style-asian="normal" style:font-style-complex="normal"/>
    </style:style>
    <style:style style:name="T71" style:family="text">
      <style:text-properties style:font-name="Consolas1" fo:font-style="normal" officeooo:rsid="004579b4" style:font-style-asian="normal" style:font-style-complex="normal"/>
    </style:style>
    <style:style style:name="T72" style:family="text">
      <style:text-properties style:font-name="Consolas1" fo:font-style="normal" officeooo:rsid="00470713" style:font-style-asian="normal" style:font-style-complex="normal"/>
    </style:style>
    <style:style style:name="T73" style:family="text">
      <style:text-properties style:font-name="Consolas1" fo:font-style="normal" officeooo:rsid="0047c8e8" style:font-style-asian="normal" style:font-style-complex="normal"/>
    </style:style>
    <style:style style:name="T74" style:family="text">
      <style:text-properties style:font-name="Consolas1" fo:font-style="normal" officeooo:rsid="004587d4" style:font-style-asian="normal" style:font-style-complex="normal"/>
    </style:style>
    <style:style style:name="T75" style:family="text">
      <style:text-properties style:font-name="Consolas1" fo:font-style="normal" officeooo:rsid="005b1520" style:font-style-asian="normal" style:font-style-complex="normal"/>
    </style:style>
    <style:style style:name="T76" style:family="text">
      <style:text-properties style:font-name="Consolas1" fo:font-style="normal" officeooo:rsid="005ebeba" style:font-style-asian="normal" style:font-style-complex="normal"/>
    </style:style>
    <style:style style:name="T77" style:family="text">
      <style:text-properties style:font-name="Consolas1" fo:font-style="normal" officeooo:rsid="005f205e" style:font-style-asian="normal" style:font-style-complex="normal"/>
    </style:style>
    <style:style style:name="T78" style:family="text">
      <style:text-properties fo:font-style="normal" style:font-style-asian="normal" style:font-style-complex="normal"/>
    </style:style>
    <style:style style:name="T79" style:family="text">
      <style:text-properties fo:font-style="normal" officeooo:rsid="002b9e4b" style:font-style-asian="normal" style:font-style-complex="normal"/>
    </style:style>
    <style:style style:name="T80" style:family="text">
      <style:text-properties fo:font-style="normal" officeooo:rsid="0026f2c2" style:font-style-asian="normal" style:font-style-complex="normal"/>
    </style:style>
    <style:style style:name="T81" style:family="text">
      <style:text-properties fo:font-style="normal" officeooo:rsid="002c8e4e" style:font-style-asian="normal" style:font-style-complex="normal"/>
    </style:style>
    <style:style style:name="T82" style:family="text">
      <style:text-properties fo:font-style="normal" officeooo:rsid="002cb634" style:font-style-asian="normal" style:font-style-complex="normal"/>
    </style:style>
    <style:style style:name="T83" style:family="text">
      <style:text-properties fo:font-style="normal" officeooo:rsid="003014c4" style:font-style-asian="normal" style:font-style-complex="normal"/>
    </style:style>
    <style:style style:name="T84" style:family="text">
      <style:text-properties fo:font-style="normal" officeooo:rsid="00337653" style:font-style-asian="normal" style:font-style-complex="normal"/>
    </style:style>
    <style:style style:name="T85" style:family="text">
      <style:text-properties fo:font-style="normal" officeooo:rsid="0036b070" style:font-style-asian="normal" style:font-style-complex="normal"/>
    </style:style>
    <style:style style:name="T86" style:family="text">
      <style:text-properties fo:font-style="normal" officeooo:rsid="004579b4" style:font-style-asian="normal" style:font-style-complex="normal"/>
    </style:style>
    <style:style style:name="T87" style:family="text">
      <style:text-properties fo:font-style="normal" officeooo:rsid="0046697a" style:font-style-asian="normal" style:font-style-complex="normal"/>
    </style:style>
    <style:style style:name="T88" style:family="text">
      <style:text-properties fo:font-style="normal" officeooo:rsid="00516dcf" style:font-style-asian="normal" style:font-style-complex="normal"/>
    </style:style>
    <style:style style:name="T89" style:family="text">
      <style:text-properties fo:font-style="normal" officeooo:rsid="0051c2f5" style:font-style-asian="normal" style:font-style-complex="normal"/>
    </style:style>
    <style:style style:name="T90" style:family="text">
      <style:text-properties fo:font-style="normal" officeooo:rsid="0052fb57" style:font-style-asian="normal" style:font-style-complex="normal"/>
    </style:style>
    <style:style style:name="T91" style:family="text">
      <style:text-properties fo:font-style="normal" officeooo:rsid="00532d00" style:font-style-asian="normal" style:font-style-complex="normal"/>
    </style:style>
    <style:style style:name="T92" style:family="text">
      <style:text-properties fo:font-style="normal" officeooo:rsid="00539bc6" style:font-style-asian="normal" style:font-style-complex="normal"/>
    </style:style>
    <style:style style:name="T93" style:family="text">
      <style:text-properties fo:font-style="normal" officeooo:rsid="0054cf4e" style:font-style-asian="normal" style:font-style-complex="normal"/>
    </style:style>
    <style:style style:name="T94" style:family="text">
      <style:text-properties fo:font-style="normal" officeooo:rsid="0055b26e" style:font-style-asian="normal" style:font-style-complex="normal"/>
    </style:style>
    <style:style style:name="T95" style:family="text">
      <style:text-properties fo:font-style="normal" officeooo:rsid="0056ecc8" style:font-style-asian="normal" style:font-style-complex="normal"/>
    </style:style>
    <style:style style:name="T96" style:family="text">
      <style:text-properties fo:font-style="normal" officeooo:rsid="0057ff45" style:font-style-asian="normal" style:font-style-complex="normal"/>
    </style:style>
    <style:style style:name="T97" style:family="text">
      <style:text-properties fo:font-style="normal" officeooo:rsid="006732af" style:font-style-asian="normal" style:font-style-complex="normal"/>
    </style:style>
    <style:style style:name="T98" style:family="text">
      <style:text-properties fo:font-style="normal" officeooo:rsid="006927ca" style:font-style-asian="normal" style:font-style-complex="normal"/>
    </style:style>
    <style:style style:name="T99" style:family="text">
      <style:text-properties fo:font-style="normal" officeooo:rsid="006c293c" style:font-style-asian="normal" style:font-style-complex="normal"/>
    </style:style>
    <style:style style:name="T100" style:family="text">
      <style:text-properties fo:font-style="normal" officeooo:rsid="0071d173" style:font-style-asian="normal" style:font-style-complex="normal"/>
    </style:style>
    <style:style style:name="T101" style:family="text">
      <style:text-properties fo:font-style="normal" officeooo:rsid="00721c75" style:font-style-asian="normal" style:font-style-complex="normal"/>
    </style:style>
    <style:style style:name="T102" style:family="text">
      <style:text-properties fo:font-style="normal" officeooo:rsid="00723e5d" style:font-style-asian="normal" style:font-style-complex="normal"/>
    </style:style>
    <style:style style:name="T103" style:family="text">
      <style:text-properties fo:font-style="normal" officeooo:rsid="0072eadf" style:font-style-asian="normal" style:font-style-complex="normal"/>
    </style:style>
    <style:style style:name="T104" style:family="text">
      <style:text-properties fo:font-style="normal" officeooo:rsid="00731ab2" style:font-style-asian="normal" style:font-style-complex="normal"/>
    </style:style>
    <style:style style:name="T105" style:family="text">
      <style:text-properties fo:font-style="normal" officeooo:rsid="007fd4cb" style:font-style-asian="normal" style:font-style-complex="normal"/>
    </style:style>
    <style:style style:name="T106" style:family="text">
      <style:text-properties fo:font-style="normal" officeooo:rsid="00809b56" style:font-style-asian="normal" style:font-style-complex="normal"/>
    </style:style>
    <style:style style:name="T107" style:family="text">
      <style:text-properties fo:font-style="normal" officeooo:rsid="008a43f5" style:font-style-asian="normal" style:font-style-complex="normal"/>
    </style:style>
    <style:style style:name="T108" style:family="text">
      <style:text-properties fo:font-style="normal" officeooo:rsid="008f0b4a" style:font-style-asian="normal" style:font-style-complex="normal"/>
    </style:style>
    <style:style style:name="T109" style:family="text">
      <style:text-properties fo:font-style="normal" officeooo:rsid="0092f7b8" style:font-style-asian="normal" style:font-style-complex="normal"/>
    </style:style>
    <style:style style:name="T110" style:family="text">
      <style:text-properties fo:font-style="normal" officeooo:rsid="00958385" style:font-style-asian="normal" style:font-style-complex="normal"/>
    </style:style>
    <style:style style:name="T111" style:family="text">
      <style:text-properties fo:font-style="normal" officeooo:rsid="00b06556" style:font-style-asian="normal" style:font-style-complex="normal"/>
    </style:style>
    <style:style style:name="T112" style:family="text">
      <style:text-properties fo:font-style="normal" officeooo:rsid="00b1d515" style:font-style-asian="normal" style:font-style-complex="normal"/>
    </style:style>
    <style:style style:name="T113" style:family="text">
      <style:text-properties fo:font-style="normal" officeooo:rsid="00b25719" style:font-style-asian="normal" style:font-style-complex="normal"/>
    </style:style>
    <style:style style:name="T114" style:family="text">
      <style:text-properties fo:font-style="normal" officeooo:rsid="00b8891b" style:font-style-asian="normal" style:font-style-complex="normal"/>
    </style:style>
    <style:style style:name="T115" style:family="text">
      <style:text-properties fo:font-style="normal" officeooo:rsid="00e38840" style:font-style-asian="normal" style:font-style-complex="normal"/>
    </style:style>
    <style:style style:name="T116" style:family="text">
      <style:text-properties fo:font-style="normal" officeooo:rsid="00e4c6da" style:font-style-asian="normal" style:font-style-complex="normal"/>
    </style:style>
    <style:style style:name="T117" style:family="text">
      <style:text-properties fo:font-style="normal" officeooo:rsid="00e6c570" style:font-style-asian="normal" style:font-style-complex="normal"/>
    </style:style>
    <style:style style:name="T118" style:family="text">
      <style:text-properties fo:font-style="normal" officeooo:rsid="010dadc4" style:font-style-asian="normal" style:font-style-complex="normal"/>
    </style:style>
    <style:style style:name="T119" style:family="text">
      <style:text-properties fo:font-style="normal" officeooo:rsid="011accba" style:font-style-asian="normal" style:font-style-complex="normal"/>
    </style:style>
    <style:style style:name="T120" style:family="text">
      <style:text-properties fo:font-style="normal" officeooo:rsid="011d2a98" style:font-style-asian="normal" style:font-style-complex="normal"/>
    </style:style>
    <style:style style:name="T121" style:family="text">
      <style:text-properties fo:font-style="normal" officeooo:rsid="0120f4a1" style:font-style-asian="normal" style:font-style-complex="normal"/>
    </style:style>
    <style:style style:name="T122" style:family="text">
      <style:text-properties fo:font-style="normal" officeooo:rsid="01212513" style:font-style-asian="normal" style:font-style-complex="normal"/>
    </style:style>
    <style:style style:name="T123" style:family="text">
      <style:text-properties fo:font-style="normal" officeooo:rsid="01361000" style:font-style-asian="normal" style:font-style-complex="normal"/>
    </style:style>
    <style:style style:name="T124" style:family="text">
      <style:text-properties fo:font-style="normal" officeooo:rsid="013788eb" style:font-style-asian="normal" style:font-style-complex="normal"/>
    </style:style>
    <style:style style:name="T125" style:family="text">
      <style:text-properties fo:font-style="normal" officeooo:rsid="01384db0" style:font-style-asian="normal" style:font-style-complex="normal"/>
    </style:style>
    <style:style style:name="T126" style:family="text">
      <style:text-properties fo:font-style="normal" officeooo:rsid="013bfb1e" style:font-style-asian="normal" style:font-style-complex="normal"/>
    </style:style>
    <style:style style:name="T127" style:family="text">
      <style:text-properties fo:font-style="normal" officeooo:rsid="01415f84" style:font-style-asian="normal" style:font-style-complex="normal"/>
    </style:style>
    <style:style style:name="T128" style:family="text">
      <style:text-properties officeooo:rsid="0020b907"/>
    </style:style>
    <style:style style:name="T129" style:family="text">
      <style:text-properties officeooo:rsid="0026f2c2"/>
    </style:style>
    <style:style style:name="T130" style:family="text">
      <style:text-properties officeooo:rsid="0028066d"/>
    </style:style>
    <style:style style:name="T131" style:family="text">
      <style:text-properties style:text-line-through-style="none" style:text-line-through-type="none" fo:font-size="12pt" officeooo:rsid="001428a7" style:font-size-asian="12pt" style:font-size-complex="12pt"/>
    </style:style>
    <style:style style:name="T132" style:family="text">
      <style:text-properties style:font-name="Times New Roman" fo:font-size="12pt" fo:font-style="normal" officeooo:rsid="005b3189" style:font-size-asian="12pt" style:font-style-asian="normal" style:font-size-complex="12pt" style:font-style-complex="normal"/>
    </style:style>
    <style:style style:name="T133" style:family="text">
      <style:text-properties style:font-name="Times New Roman" fo:font-size="12pt" fo:font-style="normal" officeooo:rsid="011851f0" style:font-size-asian="12pt" style:font-style-asian="normal" style:font-size-complex="12pt" style:font-style-complex="normal"/>
    </style:style>
    <style:style style:name="T134" style:family="text">
      <style:text-properties style:font-name="Consolas"/>
    </style:style>
    <style:style style:name="T135"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style:font-size-asian="10pt" style:font-style-asian="normal" style:font-size-complex="10pt" style:font-style-complex="normal"/>
    </style:style>
    <style:style style:name="T141" style:family="text">
      <style:text-properties style:font-name="Consolas" fo:font-size="10pt" fo:font-style="normal" officeooo:rsid="00958385" style:font-size-asian="10pt" style:font-style-asian="normal" style:font-size-complex="10pt" style:font-style-complex="normal"/>
    </style:style>
    <style:style style:name="T142" style:family="text">
      <style:text-properties style:font-name="Consolas" fo:font-size="10pt" fo:font-style="normal" officeooo:rsid="0074f75e" style:font-size-asian="10pt" style:font-style-asian="normal" style:font-size-complex="10pt" style:font-style-complex="normal"/>
    </style:style>
    <style:style style:name="T143" style:family="text">
      <style:text-properties style:font-name="Consolas" fo:font-size="10pt" fo:font-style="normal" officeooo:rsid="00759dd7" style:font-size-asian="10pt" style:font-style-asian="normal" style:font-size-complex="10pt" style:font-style-complex="normal"/>
    </style:style>
    <style:style style:name="T144" style:family="text">
      <style:text-properties style:font-name="Consolas" fo:font-size="10pt" fo:font-style="normal" officeooo:rsid="001428a7" style:font-size-asian="10pt" style:font-style-asian="normal" style:font-size-complex="10pt" style:font-style-complex="normal"/>
    </style:style>
    <style:style style:name="T145" style:family="text">
      <style:text-properties style:font-name="Consolas" fo:font-size="10pt" fo:font-style="normal" officeooo:rsid="006c233f" style:font-size-asian="10pt" style:font-style-asian="normal" style:font-size-complex="10pt" style:font-style-complex="normal"/>
    </style:style>
    <style:style style:name="T146" style:family="text">
      <style:text-properties style:font-name="Consolas" fo:font-size="10pt" fo:font-style="normal" officeooo:rsid="005b3189" style:font-size-asian="10pt" style:font-style-asian="normal" style:font-size-complex="10pt" style:font-style-complex="normal"/>
    </style:style>
    <style:style style:name="T147" style:family="text">
      <style:text-properties style:font-name="Consolas" fo:font-size="10pt" fo:font-style="normal" officeooo:rsid="008a43f5" style:font-size-asian="10pt" style:font-style-asian="normal" style:font-size-complex="10pt" style:font-style-complex="normal"/>
    </style:style>
    <style:style style:name="T148" style:family="text">
      <style:text-properties style:font-name="Consolas" fo:font-size="10pt" fo:font-style="normal" officeooo:rsid="0076ef34" style:font-size-asian="10pt" style:font-style-asian="normal" style:font-size-complex="10pt" style:font-style-complex="normal"/>
    </style:style>
    <style:style style:name="T149" style:family="text">
      <style:text-properties style:font-name="Consolas" fo:font-size="10pt" fo:font-style="normal" officeooo:rsid="002b9e4b" style:font-size-asian="10pt" style:font-style-asian="normal" style:font-size-complex="10pt" style:font-style-complex="normal"/>
    </style:style>
    <style:style style:name="T150" style:family="text">
      <style:text-properties style:font-name="Consolas" fo:font-size="10pt" fo:font-style="normal" officeooo:rsid="002f9d26" style:font-size-asian="10pt" style:font-style-asian="normal" style:font-size-complex="10pt" style:font-style-complex="normal"/>
    </style:style>
    <style:style style:name="T151" style:family="text">
      <style:text-properties style:font-name="Consolas" fo:font-size="10pt" fo:font-style="normal" officeooo:rsid="002c8e4e" style:font-size-asian="10pt" style:font-style-asian="normal" style:font-size-complex="10pt" style:font-style-complex="normal"/>
    </style:style>
    <style:style style:name="T152" style:family="text">
      <style:text-properties style:font-name="Consolas" fo:font-size="10pt" fo:font-style="normal" officeooo:rsid="002cb634" style:font-size-asian="10pt" style:font-style-asian="normal" style:font-size-complex="10pt" style:font-style-complex="normal"/>
    </style:style>
    <style:style style:name="T153" style:family="text">
      <style:text-properties style:font-name="Consolas" fo:font-size="10pt" fo:font-style="normal" officeooo:rsid="0026f2c2" style:font-size-asian="10pt" style:font-style-asian="normal" style:font-size-complex="10pt" style:font-style-complex="normal"/>
    </style:style>
    <style:style style:name="T154" style:family="text">
      <style:text-properties style:font-name="Consolas" fo:font-size="10pt" fo:font-style="normal" officeooo:rsid="00337653" style:font-size-asian="10pt" style:font-style-asian="normal" style:font-size-complex="10pt" style:font-style-complex="normal"/>
    </style:style>
    <style:style style:name="T155" style:family="text">
      <style:text-properties style:font-name="Consolas" fo:font-size="10pt" fo:font-style="normal" officeooo:rsid="00b9c108" style:font-size-asian="10pt" style:font-style-asian="normal" style:font-size-complex="10pt" style:font-style-complex="normal"/>
    </style:style>
    <style:style style:name="T156" style:family="text">
      <style:text-properties style:font-name="Consolas" fo:font-size="10pt" fo:font-style="normal" officeooo:rsid="00bede30" style:font-size-asian="10pt" style:font-style-asian="normal" style:font-size-complex="10pt" style:font-style-complex="normal"/>
    </style:style>
    <style:style style:name="T157" style:family="text">
      <style:text-properties style:font-name="Consolas" fo:font-size="10pt" fo:font-style="normal" officeooo:rsid="00d12c9d" style:font-size-asian="10pt" style:font-style-asian="normal" style:font-size-complex="10pt" style:font-style-complex="normal"/>
    </style:style>
    <style:style style:name="T158" style:family="text">
      <style:text-properties style:font-name="Consolas" fo:font-size="10pt" fo:font-style="normal" officeooo:rsid="00d19532" style:font-size-asian="10pt" style:font-style-asian="normal" style:font-size-complex="10pt" style:font-style-complex="normal"/>
    </style:style>
    <style:style style:name="T159" style:family="text">
      <style:text-properties style:font-name="Consolas" fo:font-size="10pt" fo:font-style="normal" officeooo:rsid="00d2f95f" style:font-size-asian="10pt" style:font-style-asian="normal" style:font-size-complex="10pt" style:font-style-complex="normal"/>
    </style:style>
    <style:style style:name="T160" style:family="text">
      <style:text-properties style:font-name="Consolas" fo:font-size="10pt" fo:font-style="normal" officeooo:rsid="00d3a428" style:font-size-asian="10pt" style:font-style-asian="normal" style:font-size-complex="10pt" style:font-style-complex="normal"/>
    </style:style>
    <style:style style:name="T161" style:family="text">
      <style:text-properties style:font-name="Consolas" fo:font-size="10pt" fo:font-style="normal" officeooo:rsid="00e38840" style:font-size-asian="10pt" style:font-style-asian="normal" style:font-size-complex="10pt" style:font-style-complex="normal"/>
    </style:style>
    <style:style style:name="T162" style:family="text">
      <style:text-properties style:font-name="Consolas" fo:font-size="10pt" fo:font-style="normal" officeooo:rsid="00f920ab" style:font-size-asian="10pt" style:font-style-asian="normal" style:font-size-complex="10pt" style:font-style-complex="normal"/>
    </style:style>
    <style:style style:name="T163" style:family="text">
      <style:text-properties style:font-name="Consolas" fo:font-size="10pt" fo:font-style="normal" officeooo:rsid="010dadc4" style:font-size-asian="10pt" style:font-style-asian="normal" style:font-size-complex="10pt" style:font-style-complex="normal"/>
    </style:style>
    <style:style style:name="T164" style:family="text">
      <style:text-properties style:font-name="Consolas" fo:font-size="10pt" fo:font-style="normal" officeooo:rsid="010eb5d1" style:font-size-asian="10pt" style:font-style-asian="normal" style:font-size-complex="10pt" style:font-style-complex="normal"/>
    </style:style>
    <style:style style:name="T165" style:family="text">
      <style:text-properties style:font-name="Consolas" fo:font-size="10pt" fo:font-style="normal" officeooo:rsid="011000e5" style:font-size-asian="10pt" style:font-style-asian="normal" style:font-size-complex="10pt" style:font-style-complex="normal"/>
    </style:style>
    <style:style style:name="T166" style:family="text">
      <style:text-properties style:font-name="Consolas" fo:font-size="10pt" fo:font-style="normal" officeooo:rsid="01040426" style:font-size-asian="10pt" style:font-style-asian="normal" style:font-size-complex="10pt" style:font-style-complex="normal"/>
    </style:style>
    <style:style style:name="T167" style:family="text">
      <style:text-properties style:font-name="Consolas" fo:font-size="10pt" fo:font-style="normal" officeooo:rsid="010580ef" style:font-size-asian="10pt" style:font-style-asian="normal" style:font-size-complex="10pt" style:font-style-complex="normal"/>
    </style:style>
    <style:style style:name="T168" style:family="text">
      <style:text-properties style:font-name="Consolas" fo:font-size="10pt" fo:font-style="normal" officeooo:rsid="01145725" style:font-size-asian="10pt" style:font-style-asian="normal" style:font-size-complex="10pt" style:font-style-complex="normal"/>
    </style:style>
    <style:style style:name="T169" style:family="text">
      <style:text-properties style:font-name="Consolas" fo:font-size="10pt" fo:font-style="normal" officeooo:rsid="0115a8d9" style:font-size-asian="10pt" style:font-style-asian="normal" style:font-size-complex="10pt" style:font-style-complex="normal"/>
    </style:style>
    <style:style style:name="T170" style:family="text">
      <style:text-properties style:font-name="Consolas" fo:font-size="10pt" fo:font-style="normal" officeooo:rsid="011851f0" style:font-size-asian="10pt" style:font-style-asian="normal" style:font-size-complex="10pt" style:font-style-complex="normal"/>
    </style:style>
    <style:style style:name="T171" style:family="text">
      <style:text-properties style:font-name="Consolas" fo:font-size="10pt" fo:font-style="normal" officeooo:rsid="011d2a98" style:font-size-asian="10pt" style:font-style-asian="normal" style:font-size-complex="10pt" style:font-style-complex="normal"/>
    </style:style>
    <style:style style:name="T172" style:family="text">
      <style:text-properties style:font-name="Consolas" fo:font-size="10pt" fo:font-style="normal" officeooo:rsid="013bfb1e" style:font-size-asian="10pt" style:font-style-asian="normal" style:font-size-complex="10pt" style:font-style-complex="normal"/>
    </style:style>
    <style:style style:name="T173" style:family="text">
      <style:text-properties style:font-name="Consolas" fo:font-size="10pt" style:font-size-asian="10pt" style:font-size-complex="10pt"/>
    </style:style>
    <style:style style:name="T174" style:family="text">
      <style:text-properties style:font-name="Consolas" fo:font-size="10pt" officeooo:rsid="0026f2c2" style:font-size-asian="10pt" style:font-size-complex="10pt"/>
    </style:style>
    <style:style style:name="T175" style:family="text">
      <style:text-properties style:font-name="Consolas" fo:font-size="10pt" officeooo:rsid="0028066d" style:font-size-asian="10pt" style:font-size-complex="10pt"/>
    </style:style>
    <style:style style:name="T176" style:family="text">
      <style:text-properties style:font-name="Consolas" fo:font-size="10pt" officeooo:rsid="00c41bfd" style:font-size-asian="10pt" style:font-size-complex="10pt"/>
    </style:style>
    <style:style style:name="T177" style:family="text">
      <style:text-properties style:font-name="Consolas" fo:font-size="10pt" officeooo:rsid="00deffcf" style:font-size-asian="10pt" style:font-size-complex="10pt"/>
    </style:style>
    <style:style style:name="T178" style:family="text">
      <style:text-properties style:font-name="Consolas" fo:font-size="10pt" officeooo:rsid="00f920ab" style:font-size-asian="10pt" style:font-size-complex="10pt"/>
    </style:style>
    <style:style style:name="T179" style:family="text">
      <style:text-properties style:font-name="Consolas" fo:font-size="10pt" officeooo:rsid="0120f105" style:font-size-asian="10pt" style:font-size-complex="10pt"/>
    </style:style>
    <style:style style:name="T180" style:family="text">
      <style:text-properties style:font-name="Consolas" fo:font-size="10pt" officeooo:rsid="0124bd3e" style:font-size-asian="10pt" style:font-size-complex="10pt"/>
    </style:style>
    <style:style style:name="T181" style:family="text">
      <style:text-properties style:font-name="Consolas" fo:font-size="10pt" officeooo:rsid="00b06f82" style:font-size-asian="8.75pt" style:font-size-complex="10pt"/>
    </style:style>
    <style:style style:name="T182" style:family="text">
      <style:text-properties style:font-name="Consolas" fo:font-size="12pt" officeooo:rsid="00e1269a" style:font-size-asian="12pt" style:font-size-complex="12pt"/>
    </style:style>
    <style:style style:name="T183" style:family="text">
      <style:text-properties style:font-name="Consolas" fo:font-size="12pt" officeooo:rsid="00c8fd16" style:font-size-asian="12pt" style:font-size-complex="12pt"/>
    </style:style>
    <style:style style:name="T184" style:family="text">
      <style:text-properties style:font-name="Consolas" fo:font-size="12pt" officeooo:rsid="00c7fc00" style:font-size-asian="12pt" style:font-size-complex="12pt"/>
    </style:style>
    <style:style style:name="T185" style:family="text">
      <style:text-properties style:font-name="Consolas" officeooo:rsid="01040426"/>
    </style:style>
    <style:style style:name="T186" style:family="text">
      <style:text-properties style:font-name="Consolas" officeooo:rsid="0116824e"/>
    </style:style>
    <style:style style:name="T187" style:family="text">
      <style:text-properties style:font-name="Consolas" fo:font-style="normal" officeooo:rsid="00443cdc" style:font-style-asian="normal" style:font-style-complex="normal"/>
    </style:style>
    <style:style style:name="T188" style:family="text">
      <style:text-properties style:font-name="Consolas" fo:font-style="normal" officeooo:rsid="005b1520" style:font-style-asian="normal" style:font-style-complex="normal"/>
    </style:style>
    <style:style style:name="T189" style:family="text">
      <style:text-properties style:font-name="Consolas" fo:font-style="normal" officeooo:rsid="01154814" style:font-style-asian="normal" style:font-style-complex="normal"/>
    </style:style>
    <style:style style:name="T190" style:family="text">
      <style:text-properties officeooo:rsid="007fd4cb"/>
    </style:style>
    <style:style style:name="T191" style:family="text">
      <style:text-properties officeooo:rsid="00809b56"/>
    </style:style>
    <style:style style:name="T192" style:family="text">
      <style:text-properties officeooo:rsid="008a43f5"/>
    </style:style>
    <style:style style:name="T193" style:family="text">
      <style:text-properties style:text-position="super 58%" fo:font-size="12pt" fo:font-style="normal" officeooo:rsid="00958385" style:font-size-asian="10.5pt" style:font-style-asian="normal" style:font-size-complex="12pt" style:font-style-complex="normal"/>
    </style:style>
    <style:style style:name="T194" style:family="text">
      <style:text-properties style:text-position="super 58%" fo:font-size="14pt" fo:font-weight="bold" officeooo:rsid="00e21632" style:font-size-asian="14pt" style:font-weight-asian="bold" style:font-size-complex="14pt" style:font-weight-complex="bold"/>
    </style:style>
    <style:style style:name="T195" style:family="text">
      <style:text-properties style:text-position="0% 100%" fo:font-size="12pt" fo:font-style="normal" officeooo:rsid="00958385" style:font-size-asian="10.5pt" style:font-style-asian="normal" style:font-size-complex="12pt" style:font-style-complex="normal"/>
    </style:style>
    <style:style style:name="T196" style:family="text">
      <style:text-properties officeooo:rsid="00b06556"/>
    </style:style>
    <style:style style:name="T197" style:family="text">
      <style:text-properties officeooo:rsid="00bcb5a0"/>
    </style:style>
    <style:style style:name="T198" style:family="text">
      <style:text-properties officeooo:rsid="00c41bfd"/>
    </style:style>
    <style:style style:name="T199" style:family="text">
      <style:text-properties officeooo:rsid="00cf6473"/>
    </style:style>
    <style:style style:name="T200" style:family="text">
      <style:text-properties officeooo:rsid="00e1269a"/>
    </style:style>
    <style:style style:name="T201" style:family="text">
      <style:text-properties officeooo:rsid="00e85ca8"/>
    </style:style>
    <style:style style:name="T202" style:family="text">
      <style:text-properties officeooo:rsid="00eef108"/>
    </style:style>
    <style:style style:name="T203" style:family="text">
      <style:text-properties officeooo:rsid="00f07509"/>
    </style:style>
    <style:style style:name="T204" style:family="text">
      <style:text-properties style:font-name="Ariel" fo:font-size="14pt" officeooo:rsid="00c8fd16" style:font-size-asian="14pt" style:font-size-complex="14pt"/>
    </style:style>
    <style:style style:name="T205" style:family="text">
      <style:text-properties officeooo:rsid="00f920ab"/>
    </style:style>
    <style:style style:name="T206" style:family="text">
      <style:text-properties officeooo:rsid="00f9c737"/>
    </style:style>
    <style:style style:name="T207" style:family="text">
      <style:text-properties style:font-name="Arial" officeooo:rsid="01040426"/>
    </style:style>
    <style:style style:name="T208" style:family="text">
      <style:text-properties officeooo:rsid="0108e407"/>
    </style:style>
    <style:style style:name="T209" style:family="text">
      <style:text-properties officeooo:rsid="01093659"/>
    </style:style>
    <style:style style:name="T210" style:family="text">
      <style:text-properties officeooo:rsid="011e6739"/>
    </style:style>
    <style:style style:name="T211" style:family="text">
      <style:text-properties officeooo:rsid="0120f105"/>
    </style:style>
    <style:style style:name="T212" style:family="text">
      <style:text-properties officeooo:rsid="0120f4a1"/>
    </style:style>
    <style:style style:name="T213" style:family="text">
      <style:text-properties officeooo:rsid="0124bd3e"/>
    </style:style>
    <style:style style:name="T214" style:family="text">
      <style:text-properties officeooo:rsid="012f870e"/>
    </style:style>
    <style:style style:name="T215" style:family="text">
      <style:text-properties officeooo:rsid="01461182"/>
    </style:style>
    <style:style style:name="T216" style:family="text">
      <style:text-properties officeooo:rsid="0140d478"/>
    </style:style>
    <style:style style:name="T217" style:family="text">
      <style:text-properties fo:color="#000000" style:font-name="Consolas1" fo:font-size="10pt" style:font-size-asian="10pt"/>
    </style:style>
    <style:style style:name="T218" style:family="text">
      <style:text-properties fo:color="#000000" style:font-name="Consolas1" fo:font-size="10pt" officeooo:rsid="014ec0b1" style:font-size-asian="10pt"/>
    </style:style>
    <style:style style:name="T219" style:family="text">
      <style:text-properties fo:color="#000000" style:font-name="Consolas1" fo:font-size="10pt" officeooo:rsid="014fe261" style:font-size-asian="10pt"/>
    </style:style>
    <style:style style:name="T220" style:family="text">
      <style:text-properties fo:color="#7f0055" style:font-name="Consolas1" fo:font-size="10pt" fo:font-weight="bold" style:font-size-asian="10pt" style:font-weight-asian="bold"/>
    </style:style>
    <style:style style:name="T221" style:family="text">
      <style:text-properties officeooo:rsid="01532f62"/>
    </style:style>
    <style:style style:name="T222" style:family="text">
      <style:text-properties officeooo:rsid="01555c91"/>
    </style:style>
    <style:style style:name="T223" style:family="text">
      <style:text-properties officeooo:rsid="0156c6e8"/>
    </style:style>
    <style:style style:name="T224" style:family="text">
      <style:text-properties officeooo:rsid="0156dd69"/>
    </style:style>
    <style:style style:name="T225" style:family="text">
      <style:text-properties officeooo:rsid="015bde62"/>
    </style:style>
    <style:style style:name="T226" style:family="text">
      <style:text-properties officeooo:rsid="015bdeb9"/>
    </style:style>
    <style:style style:name="T227" style:family="text">
      <style:text-properties officeooo:rsid="015fe2d7"/>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0">Table of Contents</text:p>
          </text:index-title>
          <text:p text:style-name="P96"><text:a xlink:type="simple" xlink:href="#__RefHeading__618_539951246" text:style-name="Index_20_Link" text:visited-style-name="Index_20_Link">1Reference<text:tab/>2</text:a></text:p>
          <text:p text:style-name="P97"><text:a xlink:type="simple" xlink:href="#__RefHeading__620_539951246" text:style-name="Index_20_Link" text:visited-style-name="Index_20_Link">1.1Macros<text:tab/>2</text:a></text:p>
          <text:p text:style-name="P98"><text:a xlink:type="simple" xlink:href="#__RefHeading__3230_295664061" text:style-name="Index_20_Link" text:visited-style-name="Index_20_Link">1.1.1</text:a><text:a xlink:type="simple" xlink:href="#__RefHeading__3230_295664061" text:style-name="Index_20_Link" text:visited-style-name="Index_20_Link"><text:span text:style-name="T78">WG_LCLFUNCTION</text:span></text:a><text:a xlink:type="simple" xlink:href="#__RefHeading__3230_295664061" text:style-name="Index_20_Link" text:visited-style-name="Index_20_Link"><text:span text:style-name="T78">(</text:span></text:a><text:a xlink:type="simple" xlink:href="#__RefHeading__3230_295664061" text:style-name="Index_20_Link" text:visited-style-name="Index_20_Link"><text:span text:style-name="T78">name, </text:span></text:a><text:a xlink:type="simple" xlink:href="#__RefHeading__3230_295664061" text:style-name="Index_20_Link" text:visited-style-name="Index_20_Link"><text:span text:style-name="T78">…) </text:span></text:a><text:a xlink:type="simple" xlink:href="#__RefHeading__3230_295664061" text:style-name="Index_20_Link" text:visited-style-name="Index_20_Link"><text:span text:style-name="T78">W</text:span></text:a><text:a xlink:type="simple" xlink:href="#__RefHeading__3230_295664061" text:style-name="Index_20_Link" text:visited-style-name="Index_20_Link"><text:span text:style-name="T78">G_LCLFUNCTION</text:span></text:a><text:a xlink:type="simple" xlink:href="#__RefHeading__3230_295664061" text:style-name="Index_20_Link" text:visited-style-name="Index_20_Link"><text:span text:style-name="T78">_TPL</text:span></text:a><text:a xlink:type="simple" xlink:href="#__RefHeading__3230_295664061" text:style-name="Index_20_Link" text:visited-style-name="Index_20_Link"><text:span text:style-name="T78">(</text:span></text:a><text:a xlink:type="simple" xlink:href="#__RefHeading__3230_295664061" text:style-name="Index_20_Link" text:visited-style-name="Index_20_Link"><text:span text:style-name="T78">name, </text:span></text:a><text:a xlink:type="simple" xlink:href="#__RefHeading__3230_295664061" text:style-name="Index_20_Link" text:visited-style-name="Index_20_Link"><text:span text:style-name="T78">…) WG_LCLFUNCTION_END</text:span></text:a><text:a xlink:type="simple" xlink:href="#__RefHeading__3230_295664061" text:style-name="Index_20_Link" text:visited-style-name="Index_20_Link"><text:tab/>2</text:a></text:p>
          <text:p text:style-name="P98"><text:a xlink:type="simple" xlink:href="#__RefHeading__628_539951246" text:style-name="Index_20_Link" text:visited-style-name="Index_20_Link">1.1.2</text:a><text:a xlink:type="simple" xlink:href="#__RefHeading__628_539951246" text:style-name="Index_20_Link" text:visited-style-name="Index_20_Link"><text:span text:style-name="T78">WG_LCLFUNCTION</text:span></text:a><text:a xlink:type="simple" xlink:href="#__RefHeading__628_539951246" text:style-name="Index_20_Link" text:visited-style-name="Index_20_Link"><text:span text:style-name="T78">_TYPE</text:span></text:a><text:a xlink:type="simple" xlink:href="#__RefHeading__628_539951246" text:style-name="Index_20_Link" text:visited-style-name="Index_20_Link"><text:span text:style-name="T78">NAME</text:span></text:a><text:a xlink:type="simple" xlink:href="#__RefHeading__628_539951246" text:style-name="Index_20_Link" text:visited-style-name="Index_20_Link"><text:span text:style-name="T78">(</text:span></text:a><text:a xlink:type="simple" xlink:href="#__RefHeading__628_539951246" text:style-name="Index_20_Link" text:visited-style-name="Index_20_Link"><text:span text:style-name="T78">name</text:span></text:a><text:a xlink:type="simple" xlink:href="#__RefHeading__628_539951246" text:style-name="Index_20_Link" text:visited-style-name="Index_20_Link"><text:span text:style-name="T78">)</text:span></text:a><text:a xlink:type="simple" xlink:href="#__RefHeading__628_539951246" text:style-name="Index_20_Link" text:visited-style-name="Index_20_Link"><text:tab/>2</text:a></text:p>
          <text:p text:style-name="P98"><text:a xlink:type="simple" xlink:href="#__RefHeading__658_539951246" text:style-name="Index_20_Link" text:visited-style-name="Index_20_Link">1.1.3</text:a><text:a xlink:type="simple" xlink:href="#__RefHeading__658_539951246" text:style-name="Index_20_Link" text:visited-style-name="Index_20_Link"><text:span text:style-name="T78">WG_PP_LCLFUNCTION_</text:span></text:a><text:a xlink:type="simple" xlink:href="#__RefHeading__658_539951246" text:style-name="Index_20_Link" text:visited-style-name="Index_20_Link"><text:span text:style-name="T78">CONFIG_</text:span></text:a><text:a xlink:type="simple" xlink:href="#__RefHeading__658_539951246" text:style-name="Index_20_Link" text:visited-style-name="Index_20_Link"><text:span text:style-name="T78">PARAMS_MAX_ARITY</text:span></text:a><text:a xlink:type="simple" xlink:href="#__RefHeading__658_539951246" text:style-name="Index_20_Link" text:visited-style-name="Index_20_Link"><text:tab/>3</text:a></text:p>
          <text:p text:style-name="P98"><text:a xlink:type="simple" xlink:href="#__RefHeading__3396_514162716" text:style-name="Index_20_Link" text:visited-style-name="Index_20_Link">1.1.4WG_LCLFUNCTION_VAR_TYPEOF(function_variable_name)<text:tab/>3</text:a></text:p>
          <text:p text:style-name="P97"><text:a xlink:type="simple" xlink:href="#__RefHeading__634_539951246" text:style-name="Index_20_Link" text:visited-style-name="Index_20_Link">1.2Function Variables<text:tab/>3</text:a></text:p>
          <text:p text:style-name="P98"><text:a xlink:type="simple" xlink:href="#__RefHeading__636_539951246" text:style-name="Index_20_Link" text:visited-style-name="Index_20_Link">1.2.1Bound Function Variables<text:tab/>3</text:a></text:p>
          <text:p text:style-name="P99"><text:a xlink:type="simple" xlink:href="#__RefHeading__1450_695783189" text:style-name="Index_20_Link" text:visited-style-name="Index_20_Link">1.2.1.1this_<text:tab/>3</text:a></text:p>
          <text:p text:style-name="P98"><text:a xlink:type="simple" xlink:href="#__RefHeading__638_539951246" text:style-name="Index_20_Link" text:visited-style-name="Index_20_Link">1.2.2Set Function Variables<text:tab/>3</text:a></text:p>
          <text:p text:style-name="P98"><text:a xlink:type="simple" xlink:href="#__RefHeading__1420_695783189" text:style-name="Index_20_Link" text:visited-style-name="Index_20_Link">1.2.3Explicit vs Implicit Types<text:tab/>3</text:a></text:p>
          <text:p text:style-name="P99"><text:a xlink:type="simple" xlink:href="#__RefHeading__1422_695783189" text:style-name="Index_20_Link" text:visited-style-name="Index_20_Link">1.2.3.1Explicit Type Specification Syntax<text:tab/>4</text:a></text:p>
          <text:p text:style-name="P99"><text:a xlink:type="simple" xlink:href="#__RefHeading__1424_695783189" text:style-name="Index_20_Link" text:visited-style-name="Index_20_Link">1.2.3.2Implicit Type Specification Syntax<text:tab/>4</text:a></text:p>
          <text:p text:style-name="P97"><text:a xlink:type="simple" xlink:href="#__RefHeading__1654_539951246" text:style-name="Index_20_Link" text:visited-style-name="Index_20_Link">1.3Standard Type Names and Constants<text:tab/>4</text:a></text:p>
          <text:p text:style-name="P98"><text:a xlink:type="simple" xlink:href="#__RefHeading__1426_695783189" text:style-name="Index_20_Link" text:visited-style-name="Index_20_Link">1.3.1Local Function Type Name<text:tab/>4</text:a></text:p>
          <text:p text:style-name="P98"><text:a xlink:type="simple" xlink:href="#__RefHeading__1428_695783189" text:style-name="Index_20_Link" text:visited-style-name="Index_20_Link">1.3.2Local Function Signature Typedefs and Constants<text:tab/>4</text:a></text:p>
          <text:p text:style-name="P97"><text:a xlink:type="simple" xlink:href="#__RefHeading__1430_695783189" text:style-name="Index_20_Link" text:visited-style-name="Index_20_Link">1.4Interactions with Boost.Function<text:tab/>4</text:a></text:p>
          <text:p text:style-name="P97"><text:a xlink:type="simple" xlink:href="#__RefHeading__1432_695783189" text:style-name="Index_20_Link" text:visited-style-name="Index_20_Link">1.5Interactions with other LclFunctions<text:tab/>5</text:a></text:p>
          <text:p text:style-name="P98"><text:a xlink:type="simple" xlink:href="#__RefHeading__1434_695783189" text:style-name="Index_20_Link" text:visited-style-name="Index_20_Link">1.5.1As Function Variables and Function Parameter Arguments<text:tab/>5</text:a></text:p>
          <text:p text:style-name="P98"><text:a xlink:type="simple" xlink:href="#__RefHeading__1436_695783189" text:style-name="Index_20_Link" text:visited-style-name="Index_20_Link">1.5.2Nesting<text:tab/>5</text:a></text:p>
          <text:p text:style-name="P98"><text:a xlink:type="simple" xlink:href="#__RefHeading__1438_695783189" text:style-name="Index_20_Link" text:visited-style-name="Index_20_Link">1.5.3Same Line Declarations<text:tab/>5</text:a></text:p>
          <text:p text:style-name="P96"><text:a xlink:type="simple" xlink:href="#__RefHeading__1760_539951246" text:style-name="Index_20_Link" text:visited-style-name="Index_20_Link">2Limitations<text:tab/>5</text:a></text:p>
          <text:p text:style-name="P97"><text:a xlink:type="simple" xlink:href="#__RefHeading__1762_539951246" text:style-name="Index_20_Link" text:visited-style-name="Index_20_Link">2.1C++03 Limitations<text:tab/>5</text:a></text:p>
          <text:p text:style-name="P98"><text:a xlink:type="simple" xlink:href="#__RefHeading__1764_539951246" text:style-name="Index_20_Link" text:visited-style-name="Index_20_Link">2.1.1Library Boundaries<text:tab/>5</text:a></text:p>
          <text:p text:style-name="P98"><text:a xlink:type="simple" xlink:href="#__RefHeading__1448_695783189" text:style-name="Index_20_Link" text:visited-style-name="Index_20_Link">2.1.2Set-To Expressions<text:tab/>5</text:a></text:p>
          <text:p text:style-name="P97"><text:a xlink:type="simple" xlink:href="#__RefHeading__1766_539951246" text:style-name="Index_20_Link" text:visited-style-name="Index_20_Link">2.2General Limitations<text:tab/>5</text:a></text:p>
          <text:p text:style-name="P98"><text:a xlink:type="simple" xlink:href="#__RefHeading__1768_539951246" text:style-name="Index_20_Link" text:visited-style-name="Index_20_Link">2.2.1Macro Parameters Containing Commas<text:tab/>5</text:a></text:p>
          <text:p text:style-name="P98"><text:a xlink:type="simple" xlink:href="#__RefHeading__3232_295664061" text:style-name="Index_20_Link" text:visited-style-name="Index_20_Link">2.2.2Local Function Overloading<text:tab/>5</text:a></text:p>
          <text:p text:style-name="P98"><text:a xlink:type="simple" xlink:href="#__RefHeading__1440_695783189" text:style-name="Index_20_Link" text:visited-style-name="Index_20_Link">2.2.3Local Function Variables<text:tab/>5</text:a></text:p>
          <text:p text:style-name="P98"><text:a xlink:type="simple" xlink:href="#__RefHeading__1770_539951246" text:style-name="Index_20_Link" text:visited-style-name="Index_20_Link">2.2.4Local Function Definitions<text:tab/>6</text:a></text:p>
          <text:p text:style-name="P96"><text:a xlink:type="simple" xlink:href="#__RefHeading__1772_539951246" text:style-name="Index_20_Link" text:visited-style-name="Index_20_Link">3Grammar<text:tab/>6</text:a></text:p>
          <text:p text:style-name="P97"><text:a xlink:type="simple" xlink:href="#__RefHeading__1774_539951246" text:style-name="Index_20_Link" text:visited-style-name="Index_20_Link">3.1Special Symbols<text:tab/>6</text:a></text:p>
          <text:p text:style-name="P97"><text:a xlink:type="simple" xlink:href="#__RefHeading__1776_539951246" text:style-name="Index_20_Link" text:visited-style-name="Index_20_Link">3.2EBNF<text:tab/>6</text:a></text:p>
          <text:p text:style-name="P96"><text:a xlink:type="simple" xlink:href="#__RefHeading__1778_539951246" text:style-name="Index_20_Link" text:visited-style-name="Index_20_Link">4Design Rationale<text:tab/>8</text:a></text:p>
          <text:p text:style-name="P97"><text:a xlink:type="simple" xlink:href="#__RefHeading__1780_539951246" text:style-name="Index_20_Link" text:visited-style-name="Index_20_Link">4.1Preprocessor Limitations<text:tab/>8</text:a></text:p>
          <text:p text:style-name="P98"><text:a xlink:type="simple" xlink:href="#__RefHeading__1782_539951246" text:style-name="Index_20_Link" text:visited-style-name="Index_20_Link">4.1.1Variadic Macro Support and Multi-Input User Specification<text:tab/>8</text:a></text:p>
          <text:p text:style-name="P97"><text:a xlink:type="simple" xlink:href="#__RefHeading__1784_539951246" text:style-name="Index_20_Link" text:visited-style-name="Index_20_Link">4.2params Named Parameter Specification Format<text:tab/>8</text:a></text:p>
          <text:p text:style-name="P97"><text:a xlink:type="simple" xlink:href="#__RefHeading__1786_539951246" text:style-name="Index_20_Link" text:visited-style-name="Index_20_Link">4.3Forwarding Strategies of params Arguments<text:tab/>8</text:a></text:p>
          <text:p text:style-name="P98"><text:a xlink:type="simple" xlink:href="#__RefHeading__1788_539951246" text:style-name="Index_20_Link" text:visited-style-name="Index_20_Link">4.3.1Current Forwarding Strategy<text:tab/>9</text:a></text:p>
          <text:p text:style-name="P98"><text:a xlink:type="simple" xlink:href="#__RefHeading__1790_539951246" text:style-name="Index_20_Link" text:visited-style-name="Index_20_Link">4.3.2Alternative Forwarding Strategy with Alternative param-tuple Syntax<text:tab/>9</text:a></text:p>
          <text:p text:style-name="P97"><text:a xlink:type="simple" xlink:href="#__RefHeading__1452_695783189" text:style-name="Index_20_Link" text:visited-style-name="Index_20_Link">4.4this_ const Qualified Bound Function Variables<text:tab/>10</text:a></text:p>
          <text:p text:style-name="P96"><text:a xlink:type="simple" xlink:href="#__RefHeading__22112_1020142234" text:style-name="Index_20_Link" text:visited-style-name="Index_20_Link">5Tutorial and Examples<text:tab/>10</text:a></text:p>
          <text:p text:style-name="P97"><text:a xlink:type="simple" xlink:href="#__RefHeading__2141_1372831738" text:style-name="Index_20_Link" text:visited-style-name="Index_20_Link">5.1Params<text:tab/>10</text:a></text:p>
          <text:p text:style-name="P97"><text:a xlink:type="simple" xlink:href="#__RefHeading__2143_1372831738" text:style-name="Index_20_Link" text:visited-style-name="Index_20_Link">5.2Varbind<text:tab/>10</text:a></text:p>
          <text:p text:style-name="P97"><text:a xlink:type="simple" xlink:href="#__RefHeading__2145_1372831738" text:style-name="Index_20_Link" text:visited-style-name="Index_20_Link">5.3Varset<text:tab/>11</text:a></text:p>
          <text:p text:style-name="P96"><text:soft-page-break/><text:a xlink:type="simple" xlink:href="#__RefHeading__1442_695783189" text:style-name="Index_20_Link" text:visited-style-name="Index_20_Link">6Future Features<text:tab/>11</text:a></text:p>
          <text:p text:style-name="P97"><text:a xlink:type="simple" xlink:href="#__RefHeading__3633_514162716" text:style-name="Index_20_Link" text:visited-style-name="Index_20_Link">6.1Auto Assign Syntax<text:tab/>11</text:a></text:p>
          <text:p text:style-name="P97"><text:a xlink:type="simple" xlink:href="#__RefHeading__1866_929216580" text:style-name="Index_20_Link" text:visited-style-name="Index_20_Link">6.2make_ref/make_cref<text:tab/>11</text:a></text:p>
          <text:p text:style-name="P96"><text:a xlink:type="simple" xlink:href="#__RefHeading__1848_929216580" text:style-name="Index_20_Link" text:visited-style-name="Index_20_Link">7Open Issues<text:tab/>11</text:a></text:p>
          <text:p text:style-name="P97"><text:a xlink:type="simple" xlink:href="#__RefHeading__1850_929216580" text:style-name="Index_20_Link" text:visited-style-name="Index_20_Link">7.1Exception Specifications<text:tab/>11</text:a></text:p>
          <text:p text:style-name="P96"><text:a xlink:type="simple" xlink:href="#__RefHeading__1852_929216580" text:style-name="Index_20_Link" text:visited-style-name="Index_20_Link">8Alternatives<text:tab/>12</text:a></text:p>
          <text:p text:style-name="P97"><text:a xlink:type="simple" xlink:href="#__RefHeading__1854_929216580" text:style-name="Index_20_Link" text:visited-style-name="Index_20_Link">8.1Boost.Local_Function<text:tab/>12</text:a></text:p>
          <text:p text:style-name="P98"><text:a xlink:type="simple" xlink:href="#__RefHeading__1856_929216580" text:style-name="Index_20_Link" text:visited-style-name="Index_20_Link">8.1.1Differences:<text:tab/>12</text:a></text:p>
          <text:p text:style-name="P96"><text:a xlink:type="simple" xlink:href="#__RefHeading___Toc7323_418296896" text:style-name="Index_20_Link" text:visited-style-name="Index_20_Link">9Sample Implementation<text:tab/>12</text:a></text:p>
          <text:p text:style-name="P96"><text:a xlink:type="simple" xlink:href="#__RefHeading__1858_929216580" text:style-name="Index_20_Link" text:visited-style-name="Index_20_Link">10Acknowledgments<text:tab/>16</text:a></text:p>
          <text:p text:style-name="P97"><text:a xlink:type="simple" xlink:href="#__RefHeading__1860_929216580" text:style-name="Index_20_Link" text:visited-style-name="Index_20_Link">10.1Boost.Preprocessor<text:tab/>16</text:a></text:p>
          <text:p text:style-name="P97"><text:a xlink:type="simple" xlink:href="#__RefHeading__1862_929216580" text:style-name="Index_20_Link" text:visited-style-name="Index_20_Link">10.2Boost.Local_Function<text:tab/>16</text:a></text:p>
        </text:index-body>
      </text:table-of-content>
      <text:p text:style-name="P83"/>
      <text:h text:style-name="P122" text:outline-level="1"><text:bookmark-start text:name="__RefHeading__618_539951246"/>Reference<text:bookmark-end text:name="__RefHeading__618_539951246"/></text:h>
      <text:h text:style-name="P101" text:outline-level="2"><text:bookmark-start text:name="__RefHeading__620_539951246"/>Macro<text:span text:style-name="T227">s</text:span><text:bookmark-end text:name="__RefHeading__620_539951246"/></text:h>
      <text:h text:style-name="P132" text:outline-level="3"><text:bookmark-start text:name="__RefHeading__3230_295664061"/><text:span text:style-name="T70">WG_LCLFUNCTION</text:span><text:span text:style-name="T71">(</text:span><text:span text:style-name="T72">name, </text:span><text:span text:style-name="T71">…)<text:line-break/></text:span><text:span text:style-name="T73">W</text:span><text:span text:style-name="T70">G_LCLFUNCTION</text:span><text:span text:style-name="T74">_TPL</text:span><text:span text:style-name="T71">(</text:span><text:span text:style-name="T72">name, </text:span><text:span text:style-name="T71">…)<text:line-break/>WG_LCLFUNCTION_END</text:span><text:bookmark-end text:name="__RefHeading__3230_295664061"/></text:h>
      <text:list xml:id="list5313425707072510664" text:style-name="L1">
        <text:list-item>
          <text:list>
            <text:list-item>
              <text:list>
                <text:list-header>
                  <text:p text:style-name="P183"><text:span text:style-name="T86">These macros start and end local function definition</text:span><text:span text:style-name="T87">s and, </text:span><text:span text:style-name="T88">as such</text:span><text:span text:style-name="T86">, must be used within a declarative context.</text:span><text:span text:style-name="T87"> </text:span><text:span text:style-name="T100">Their syntax is defined </text:span><text:a xlink:type="simple" xlink:href="#3.Grammar|outline" text:style-name="Internet_20_link" text:visited-style-name="Visited_20_Internet_20_Link"><text:span text:style-name="T99">here</text:span></text:a><text:span text:style-name="T100">. </text:span><text:span text:style-name="T64">WG_LCLFUNCTION</text:span><text:span text:style-name="T66"> </text:span><text:span text:style-name="T87">is for use in non-template functions and </text:span><text:span text:style-name="T64">WG_LCLFUNCTION</text:span><text:span text:style-name="T65">_TPL</text:span><text:span text:style-name="T66"> </text:span><text:span text:style-name="T87">is for use in template functions</text:span><text:span text:style-name="T125">. The s</text:span><text:span text:style-name="T123">econd argument</text:span><text:span text:style-name="T125"> of the aforementioned macros</text:span><text:span text:style-name="T123"> </text:span><text:span text:style-name="T101">both a</text:span><text:span text:style-name="T89">ccept the following named parameters</text:span><text:span text:style-name="T124">, in the order specified below</text:span><text:span text:style-name="T89">:</text:span></text:p>
                </text:list-header>
              </text:list>
            </text:list-item>
          </text:list>
        </text:list-item>
        <text:list-item>
          <text:p text:style-name="P160">void</text:p>
        </text:list-item>
        <text:list-item>
          <text:p text:style-name="P169"><text:span text:style-name="T173">return</text:span> </text:p>
          <text:p text:style-name="P174"><text:span text:style-name="T89">Used to specify the return </text:span><text:span text:style-name="T92">type</text:span><text:span text:style-name="T89"> of the local function.</text:span><text:span text:style-name="T90"> If not used, the return type defaults to void.</text:span></text:p>
        </text:list-item>
        <text:list-item>
          <text:p text:style-name="P161">params</text:p>
          <text:p text:style-name="P174"><text:span text:style-name="T89">Used to specify the signature of the local function.</text:span><text:span text:style-name="T91"> If not used, the signature defaults to void.</text:span></text:p>
          <text:p text:style-name="P175"><text:span text:style-name="T97">The number of arguments </text:span><text:span text:style-name="T99">for this named parameter </text:span><text:span text:style-name="T97">is limited </text:span><text:span text:style-name="T98">by </text:span><text:a xlink:type="simple" xlink:href="#1.1.3.WG_PP_LCLFUNCTION_CONFIG_PARAMS_MAX_ARITY|outline" text:style-name="Internet_20_link" text:visited-style-name="Visited_20_Internet_20_Link"><text:span text:style-name="T145">WG_PP_LCLFUNCTION_CONFIG_PARAMS_MAX_ARITY</text:span></text:a><text:span text:style-name="T98">.</text:span></text:p>
        </text:list-item>
        <text:list-item>
          <text:p text:style-name="P161">varbind</text:p>
          <text:p text:style-name="P176"><text:span text:style-name="T89">Used to </text:span><text:span text:style-name="T93">bind function variables </text:span><text:span text:style-name="T94">with </text:span><text:span text:style-name="T93">variables of the </text:span><text:span text:style-name="T95">same name in </text:span><text:span text:style-name="T93">enclosing scopes.</text:span><text:span text:style-name="T95"> </text:span><text:span text:style-name="T96">For more information see </text:span><text:a xlink:type="simple" xlink:href="#1.2.1.Bound Function Variables|outline" text:style-name="Internet_20_link" text:visited-style-name="Visited_20_Internet_20_Link"><text:span text:style-name="T117">Bound Function Variables</text:span></text:a><text:span text:style-name="T96">.</text:span></text:p>
        </text:list-item>
        <text:list-item>
          <text:p text:style-name="P162">varset</text:p>
          <text:p text:style-name="P170">Used to set function variables with user declared expressions. For more information see <text:a xlink:type="simple" xlink:href="#1.2.2.Set Function Variables|outline" text:style-name="Internet_20_link" text:visited-style-name="Visited_20_Internet_20_Link"><text:span text:style-name="T201">Set Function Variables</text:span></text:a>.</text:p>
        </text:list-item>
      </text:list>
      <text:h text:style-name="P133" text:outline-level="3"><text:bookmark-start text:name="__RefHeading__628_539951246"/><text:span text:style-name="T187">WG_LCLFUNCTION</text:span><text:span text:style-name="T188">_TYPE</text:span><text:span text:style-name="T189">NAME</text:span><text:span text:style-name="T71">(</text:span><text:span text:style-name="T72">name</text:span><text:span text:style-name="T75">)</text:span><text:bookmark-end text:name="__RefHeading__628_539951246"/></text:h>
      <text:p text:style-name="P13"><text:span text:style-name="T132">Expands to the implementation defined type name of the local function named </text:span><text:span text:style-name="T146">name</text:span><text:span text:style-name="T133"> without invoking </text:span><text:span text:style-name="T170">BOOST_TYPEOF</text:span><text:span text:style-name="T133">, as a result, top-level qualifiers like const and reference are preserved.</text:span></text:p>
      <text:h text:style-name="P134" text:outline-level="3"><text:bookmark-start text:name="__RefHeading__658_539951246"/><text:soft-page-break/><text:span text:style-name="T76">WG_PP_LCLFUNCTION_</text:span><text:span text:style-name="T77">CONFIG_</text:span><text:span text:style-name="T76">PARAMS_MAX_ARITY</text:span><text:bookmark-end text:name="__RefHeading__658_539951246"/></text:h>
      <text:p text:style-name="P5"><text:span text:style-name="T192">A user configurable object macro that controls the maximum number of arguments that may be specified for the named parameter </text:span><text:span text:style-name="T147">params</text:span><text:span text:style-name="T192">. If set, then it must expand to a non-negative integer, else it defaults to the number 5.</text:span></text:p>
      <text:p text:style-name="P5"><text:span text:style-name="T192">The maximum number of arguments which </text:span><text:span text:style-name="T147">params</text:span><text:span text:style-name="T107"> can handle is equal to:</text:span></text:p>
      <text:p text:style-name="P95"><text:span text:style-name="T136"><text:tab/></text:span><text:span text:style-name="T135">min(</text:span><text:span text:style-name="T139"> </text:span><text:span text:style-name="T67">WG_PP_LCLFUNCTION_</text:span><text:span text:style-name="T68">CONFIG_</text:span><text:span text:style-name="T67">PARAMS_MAX_ARITY</text:span><text:span text:style-name="T69">, BOOST_PP_LIMIT_REPEAT )</text:span></text:p>
      <text:p text:style-name="P60"><text:span text:style-name="T78">Note: in order for this macro to take effect in any particular translation unit, that translation unit must define it before the first inclusion of</text:span><text:span text:style-name="T126"> </text:span><text:span text:style-name="T172">LclFunction.hh</text:span><text:span text:style-name="T126"> .</text:span></text:p>
      <text:h text:style-name="P137" text:outline-level="3"><text:bookmark-start text:name="__RefHeading__3396_514162716"/><text:span text:style-name="T185">WG_LCLFUNCTION_</text:span><text:span text:style-name="T186">VAR_</text:span><text:span text:style-name="T185">TYPEOF(function_variable_name)</text:span><text:span text:style-name="T207"> </text:span><text:bookmark-end text:name="__RefHeading__3396_514162716"/></text:h>
      <text:p text:style-name="P11"><text:span text:style-name="T36">This macro is only available within a local function body and</text:span><text:span text:style-name="T39">,</text:span><text:span text:style-name="T36"> without invoking </text:span><text:span text:style-name="T166">BOOST_TYPEOF</text:span><text:span text:style-name="T168">,</text:span><text:span text:style-name="T36"> expands to the typename of the user-specified function variable </text:span><text:span text:style-name="T166">function_variable_name</text:span><text:span text:style-name="T36">.</text:span></text:p>
      <text:p text:style-name="P12"><text:span text:style-name="T37">NOTE: unlike </text:span><text:span text:style-name="T167">BOOST_TYPEOF</text:span><text:span text:style-name="T37">, this macro does not strip any top level qualifiers</text:span><text:span text:style-name="T38"> like const or reference</text:span><text:span text:style-name="T37">.</text:span></text:p>
      <text:h text:style-name="P102" text:outline-level="2"><text:bookmark-start text:name="__RefHeading__634_539951246"/>Function Variables<text:bookmark-end text:name="__RefHeading__634_539951246"/></text:h>
      <text:p text:style-name="P14"><text:span text:style-name="T102">Function variables are </text:span><text:span text:style-name="T104">variables that are associated </text:span><text:span text:style-name="T102">with </text:span><text:span text:style-name="T109">each</text:span><text:span text:style-name="T102"> local function.</text:span><text:span text:style-name="T104"> They can be accessed directly from within the local function body and preserve their state across multiple calls to the same local function instance.</text:span><text:span text:style-name="T102"> There are two types of function variables</text:span><text:span text:style-name="T103">: bound and set, and each </text:span><text:span text:style-name="T108">are</text:span><text:span text:style-name="T103"> described below</text:span><text:span text:style-name="T104">.</text:span></text:p>
      <text:p text:style-name="Text_20_body"><text:span text:style-name="T105">Note: Function variables </text:span>are not necessarily implemented as member variables of a function instance. It is an implementation detail what form they take. <text:span text:style-name="T190">T</text:span>hat's why they're specified with <text:span text:style-name="T140">var</text:span> <text:span text:style-name="T191">prefixed names and not </text:span><text:span text:style-name="T140">mem</text:span><text:span text:style-name="T106"> prefixed</text:span> <text:span text:style-name="T191">names</text:span><text:span text:style-name="T59">.</text:span></text:p>
      <text:p text:style-name="P6"><text:span text:style-name="T197">Note: It is the user's responsibility to ensure that at the time of a local function invocation all its function variables are valid. (See </text:span><text:a xlink:type="simple" xlink:href="#2.2.2.Local Function Variables|outline" text:style-name="Internet_20_link" text:visited-style-name="Visited_20_Internet_20_Link"><text:span text:style-name="T197">limitations</text:span></text:a><text:span text:style-name="T197"> for more information.)</text:span></text:p>
      <text:h text:style-name="P138" text:outline-level="3"><text:bookmark-start text:name="__RefHeading__636_539951246"/>Bound Function Variables<text:bookmark-end text:name="__RefHeading__636_539951246"/></text:h>
      <text:p text:style-name="P15"><text:span text:style-name="T7">Bound function variables are specified using the named parameter </text:span><text:span text:style-name="T142">varbind</text:span><text:span text:style-name="T7">. They are so named because their values are bound to variables of the same name from the enclosing scope(s).</text:span></text:p>
      <text:h text:style-name="P151" text:outline-level="4"><text:bookmark-start text:name="__RefHeading__1450_695783189"/>this_<text:bookmark-end text:name="__RefHeading__1450_695783189"/></text:h>
      <text:p text:style-name="P10"><text:span text:style-name="T47">Bound variables named </text:span><text:span text:style-name="T137">this_</text:span><text:span text:style-name="T47"> are implicitly bound to </text:span><text:span text:style-name="T137">this</text:span><text:span text:style-name="T47"> keyword, this is in keeping with existing BOOST conventions.</text:span><text:span text:style-name="T48"> If implicitly typed and explicitly qualified </text:span><text:span text:style-name="T138">const</text:span><text:span text:style-name="T48"> then the constness will apply to the pointed-to-type and not the type of </text:span><text:span text:style-name="T138">this_</text:span><text:span text:style-name="T48"> (see </text:span><text:a xlink:type="simple" xlink:href="#4.4.this_ const Qualified Bound Function Variables|outline" text:style-name="Internet_20_link" text:visited-style-name="Visited_20_Internet_20_Link"><text:span text:style-name="T49">Rationale</text:span></text:a><text:span text:style-name="T48">).</text:span></text:p>
      <text:h text:style-name="P138" text:outline-level="3"><text:bookmark-start text:name="__RefHeading__638_539951246"/>Set Function Variables<text:bookmark-end text:name="__RefHeading__638_539951246"/></text:h>
      <text:p text:style-name="P48"><text:span text:style-name="T8">Set function variables are specified using the named parameter </text:span><text:span text:style-name="T143">varset</text:span><text:span text:style-name="T8">. They are so named because their values are determined by user specified expressions. Such an expression may contain identifiers from the enclosing scope(s), but not any </text:span><text:span text:style-name="T9">declared in </text:span><text:span text:style-name="T148">varset</text:span><text:span text:style-name="T9"> itself.</text:span><text:span text:style-name="T12"> </text:span><text:span text:style-name="T28">I</text:span><text:span text:style-name="T12">f the said expression contains any commas, then the whole expression must be wrapped in an extra set of parenthesis (</text:span><text:span text:style-name="T13">see </text:span><text:a xlink:type="simple" xlink:href="#2.2.1.Macro Parameters Containing Commas|outline" text:style-name="Internet_20_link" text:visited-style-name="Visited_20_Internet_20_Link"><text:span text:style-name="T13">Limitations</text:span></text:a><text:span text:style-name="T13">)</text:span><text:span text:style-name="T29">.</text:span><text:span text:style-name="T28"> </text:span><text:span text:style-name="T29">A</text:span><text:span text:style-name="T28">dditionally, </text:span><text:span text:style-name="T31">neither</text:span><text:span text:style-name="T28"> shall </text:span><text:span text:style-name="T31">it </text:span><text:span text:style-name="T28">be an array initializer if compiling for C++03</text:span><text:span text:style-name="T29"> (see </text:span><text:a xlink:type="simple" xlink:href="#2.1.2.Set-To Expressions|outline" text:style-name="Internet_20_link" text:visited-style-name="Visited_20_Internet_20_Link"><text:span text:style-name="T30">Limitations</text:span></text:a><text:span text:style-name="T29">)</text:span><text:span text:style-name="T28">.</text:span></text:p>
      <text:h text:style-name="P139" text:outline-level="3"><text:bookmark-start text:name="__RefHeading__1420_695783189"/>Explicit vs Implicit Types<text:bookmark-end text:name="__RefHeading__1420_695783189"/></text:h>
      <text:p text:style-name="P49"><text:span text:style-name="T22">Function variables may be explicitly or implicitly typed. If implicitly typed, the types of such variables are determined from the variable they are bound to, or</text:span><text:span text:style-name="T23">,</text:span><text:span text:style-name="T22"> from the expression they are set to, via </text:span><text:soft-page-break/><text:span text:style-name="T157">BOOST_TYPEOF</text:span><text:span text:style-name="T22">.</text:span><text:span text:style-name="T23"> Thus, it is important to remember that implicitly typed variables lose their top</text:span><text:span text:style-name="T25">-</text:span><text:span text:style-name="T23">most const or reference qualification (see </text:span><text:a xlink:type="simple" xlink:href="http://www.boost.org/doc/html/typeof/refe.html#typeof.typo" text:style-name="Internet_20_link" text:visited-style-name="Visited_20_Internet_20_Link"><text:span text:style-name="T158">BOOST_TYPEOF</text:span></text:a><text:span text:style-name="T23">).</text:span></text:p>
      <text:h text:style-name="P152" text:outline-level="4"><text:bookmark-start text:name="__RefHeading__1422_695783189"/>Explicit Type Specification Syntax<text:bookmark-end text:name="__RefHeading__1422_695783189"/></text:h>
      <text:p text:style-name="P50"><text:span text:style-name="T24">Function variables </text:span><text:span text:style-name="T25">are</text:span><text:span text:style-name="T24"> explicitly typed </text:span><text:span text:style-name="T25">when</text:span><text:span text:style-name="T24"> </text:span><text:span text:style-name="T25">their </text:span><text:span text:style-name="T40">variable</text:span><text:span text:style-name="T24"> </text:span><text:span text:style-name="T40">is</text:span><text:span text:style-name="T24"> preceded by</text:span><text:span text:style-name="T40"> the declaration</text:span><text:span text:style-name="T24"> </text:span><text:span text:style-name="T159">type(type-specifier)</text:span><text:span text:style-name="T24">, where </text:span><text:span text:style-name="T159">type-specifier</text:span><text:span text:style-name="T24"> is defined in the C++ standard</text:span><text:span text:style-name="T27"> and the actual type of the associated function variable must be implicitly convertible to it</text:span><text:span text:style-name="T24">.</text:span></text:p>
      <text:h text:style-name="P153" text:outline-level="4"><text:bookmark-start text:name="__RefHeading__1424_695783189"/>Implicit Type Specification Syntax<text:bookmark-end text:name="__RefHeading__1424_695783189"/></text:h>
      <text:p text:style-name="P51"><text:span text:style-name="T25">Function variables that are not explicitly typed are implicitly typed. Their declaration may be preceded by the keyword combinations </text:span><text:span text:style-name="T160">const</text:span><text:span text:style-name="T25">, </text:span><text:span text:style-name="T160">ref</text:span><text:span text:style-name="T25">, or </text:span><text:span text:style-name="T160">const ref</text:span><text:span text:style-name="T25">, indicating how their deduced types should be top-most qualified.</text:span><text:span text:style-name="T26"> Hence, an implicitly typed function variable shall not be named "ref".</text:span></text:p>
      <text:h text:style-name="P119" text:outline-level="2"><text:bookmark-start text:name="__RefHeading__1654_539951246"/>Standard Type Names and Constants<text:bookmark-end text:name="__RefHeading__1654_539951246"/></text:h>
      <text:h text:style-name="P140" text:outline-level="3"><text:bookmark-start text:name="__RefHeading__1426_695783189"/>Local Function Type Name<text:bookmark-end text:name="__RefHeading__1426_695783189"/></text:h>
      <text:p text:style-name="P44"><text:span text:style-name="T18">T</text:span><text:span text:style-name="T17">he type of any local function object may be obtained from </text:span><text:a xlink:type="simple" xlink:href="#1.1.2.WG_LCLFUNCTION_TYPE(name)|outline" text:style-name="Internet_20_link" text:visited-style-name="Visited_20_Internet_20_Link"><text:span text:style-name="T156">WG_LCLFUNCTION_TYP</text:span></text:a><text:a xlink:type="simple" xlink:href="#1.1.2.WG_LCLFUNCTION_TYPE(name)|outline" text:style-name="Internet_20_link" text:visited-style-name="Visited_20_Internet_20_Link"><text:span text:style-name="T169">ENAME</text:span></text:a><text:span text:style-name="T17">.</text:span></text:p>
      <text:h text:style-name="P140" text:outline-level="3"><text:bookmark-start text:name="__RefHeading__1428_695783189"/>Local Function <text:span text:style-name="T208">Signature </text:span>Typedefs and Constants<text:bookmark-end text:name="__RefHeading__1428_695783189"/></text:h>
      <text:p text:style-name="P30"><text:span text:style-name="T110">Each local function defines the following typedefs</text:span><text:span text:style-name="T114"> and constants</text:span><text:span text:style-name="T110">:</text:span></text:p>
      <text:list xml:id="list5466334601683448798" text:style-name="L2">
        <text:list-item>
          <text:p text:style-name="P163">function_type</text:p>
        </text:list-item>
        <text:list-item>
          <text:p text:style-name="P164"><text:span text:style-name="T209">&lt;some-constant-integral-type&gt;</text:span> arity</text:p>
        </text:list-item>
        <text:list-item>
          <text:p text:style-name="P165">result_type</text:p>
        </text:list-item>
        <text:list-item>
          <text:p text:style-name="P166">arg1_type</text:p>
        </text:list-item>
        <text:list-item>
          <text:p text:style-name="P166">...</text:p>
        </text:list-item>
        <text:list-item>
          <text:p text:style-name="P166">argN_type</text:p>
        </text:list-item>
      </text:list>
      <text:p text:style-name="P7"><text:span text:style-name="T178">function_type</text:span><text:span text:style-name="T205"> is an alias for </text:span><text:span text:style-name="T110">the local function's </text:span><text:span text:style-name="T206">user </text:span><text:span text:style-name="T110">specified signature and return type. </text:span></text:p>
      <text:p text:style-name="P53"><text:span text:style-name="T141">result_type</text:span><text:span text:style-name="T14"> is an alias for the return type of </text:span><text:span text:style-name="T162">function_type</text:span><text:span text:style-name="T32">.</text:span></text:p>
      <text:p text:style-name="P54"><text:span text:style-name="T141">argM_type</text:span><text:span text:style-name="T14"> is an alias for the M</text:span><text:span text:style-name="T193">th</text:span><text:span text:style-name="T195"> element of</text:span><text:span text:style-name="T14"> </text:span><text:span text:style-name="T141">boost::function_type::parameter_type&lt;</text:span><text:span text:style-name="T162">function_type</text:span><text:span text:style-name="T141">&gt;</text:span><text:span text:style-name="T14">.</text:span><text:span text:style-name="T15"> </text:span></text:p>
      <text:p text:style-name="P55"><text:span text:style-name="T33">Except for </text:span><text:span text:style-name="T162">function_type</text:span><text:span text:style-name="T33">, t</text:span><text:span text:style-name="T15">he</text:span><text:span text:style-name="T34"> above</text:span><text:span text:style-name="T15"> are analog</text:span><text:span text:style-name="T35">ues</text:span><text:span text:style-name="T15"> to the type names and constants defined by </text:span><text:span text:style-name="T155">boost::function_traits</text:span><text:span text:style-name="T15"> in </text:span><text:a xlink:type="simple" xlink:href="http://www.boost.org/libs/type_traits" text:style-name="Internet_20_link" text:visited-style-name="Visited_20_Internet_20_Link"><text:span text:style-name="T16">Boost.TypeTraits</text:span></text:a><text:span text:style-name="T15"> library.</text:span></text:p>
      <text:p text:style-name="P45"><text:span text:style-name="T19">Note: from within the local function body the above can be directly accessed. Outside the local function body one must use the </text:span><text:a xlink:type="simple" xlink:href="#1.3.1.Local Function Type Name|outline" text:style-name="Internet_20_link" text:visited-style-name="Visited_20_Internet_20_Link"><text:span text:style-name="T19">local function type name</text:span></text:a><text:span text:style-name="T20"> scope to access them</text:span><text:span text:style-name="T19">.</text:span></text:p>
      <text:h text:style-name="P121" text:outline-level="2"><text:bookmark-start text:name="__RefHeading__1430_695783189"/>Interactions with Boost.Function<text:bookmark-end text:name="__RefHeading__1430_695783189"/></text:h>
      <text:p text:style-name="P46"><text:span text:style-name="T21">Local functions may be assigned to </text:span><text:a xlink:type="simple" xlink:href="http://www.boost.org/libs/function" text:style-name="Internet_20_link" text:visited-style-name="Visited_20_Internet_20_Link"><text:span text:style-name="T21">Boost.Function</text:span></text:a><text:span text:style-name="T198">'s </text:span><text:span text:style-name="T176">boost::function</text:span><text:span text:style-name="T198">, and, respecting all the usual </text:span><text:a xlink:type="simple" xlink:href="#2.2.2.Local Function Variables|outline" text:style-name="Internet_20_link" text:visited-style-name="Visited_20_Internet_20_Link"><text:span text:style-name="T198">caveats</text:span></text:a><text:span text:style-name="T198">, returned from their scope of definition.</text:span></text:p>
      <text:p text:style-name="P47"><text:span text:style-name="T199">Note: the const qualification of a </text:span><text:span text:style-name="T176">boost::function</text:span><text:span text:style-name="T199"> wrapped local function will not affect how the local function is called, it only affects whether the </text:span><text:span text:style-name="T176">boost::function</text:span><text:span text:style-name="T199"> object can be mutated or not.</text:span></text:p>
      <text:h text:style-name="P103" text:outline-level="2"><text:bookmark-start text:name="__RefHeading__1432_695783189"/><text:soft-page-break/>Interactions with other LclFunctions<text:bookmark-end text:name="__RefHeading__1432_695783189"/></text:h>
      <text:h text:style-name="P141" text:outline-level="3"><text:bookmark-start text:name="__RefHeading__1434_695783189"/>As Function Variables and Function Parameter Arguments<text:bookmark-end text:name="__RefHeading__1434_695783189"/></text:h>
      <text:p text:style-name="P24">Because local functions have non-local types, they may be used as arguments to local function variables and local function parameters.</text:p>
      <text:h text:style-name="P141" text:outline-level="3"><text:bookmark-start text:name="__RefHeading__1436_695783189"/>Nesting<text:bookmark-end text:name="__RefHeading__1436_695783189"/></text:h>
      <text:p text:style-name="P24">Local functions may be nested within one another and may even reuse the same name, with the inner most scope name overriding all others.</text:p>
      <text:h text:style-name="P144" text:outline-level="3"><text:bookmark-start text:name="__RefHeading__1438_695783189"/>Same Line Declarations<text:bookmark-end text:name="__RefHeading__1438_695783189"/></text:h>
      <text:p text:style-name="P27">Multiple local functions may be declared on the same line, for example, as part of a larger macro definition.</text:p>
      <text:h text:style-name="P123" text:outline-level="1"><text:bookmark-start text:name="__RefHeading__1760_539951246"/>Limitations<text:bookmark-end text:name="__RefHeading__1760_539951246"/></text:h>
      <text:h text:style-name="P104" text:outline-level="2"><text:bookmark-start text:name="__RefHeading__1762_539951246"/>C++03 Limitations<text:bookmark-end text:name="__RefHeading__1762_539951246"/></text:h>
      <text:h text:style-name="P145" text:outline-level="3"><text:bookmark-start text:name="__RefHeading__1764_539951246"/>Library Boundaries<text:bookmark-end text:name="__RefHeading__1764_539951246"/></text:h>
      <text:p text:style-name="P26">Local functions may not be usable across library boundaries because their user-provided definitions are ultimately implemented using local types, and in C++03 local types lack linkage. Hence, their symbols may not have been exported.</text:p>
      <text:h text:style-name="P150" text:outline-level="3"><text:bookmark-start text:name="__RefHeading__1448_695783189"/>Set-To Expressions<text:bookmark-end text:name="__RefHeading__1448_695783189"/></text:h>
      <text:p text:style-name="P52"><text:span text:style-name="T56">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7">std::vector</text:span><text:span text:style-name="T56"> and </text:span><text:span text:style-name="T177">boost::array</text:span><text:span text:style-name="T56">.</text:span></text:p>
      <text:h text:style-name="P120" text:outline-level="2"><text:bookmark-start text:name="__RefHeading__1766_539951246"/>General Limitations<text:bookmark-end text:name="__RefHeading__1766_539951246"/></text:h>
      <text:h text:style-name="P142" text:outline-level="3"><text:bookmark-start text:name="__RefHeading__1768_539951246"/>Macro Parameters Containing Commas<text:bookmark-end text:name="__RefHeading__1768_539951246"/></text:h>
      <text:p text:style-name="P16"><text:span text:style-name="T10">The preprocessor treats commas appearing within macro parameters as delimiters; hence they are to be avoided in type expressions and wrapped with an extra set of parenthesis when used with value expressions. The former is necessary because there is no known way to extract</text:span><text:span text:style-name="T41"> the</text:span><text:span text:style-name="T10"> user specified type. </text:span><text:span text:style-name="T11">The latter is necessary to prevent the comma from acting as a delimiter in the preprocessor and, hence, making it appear as if the function-like macro had extra parameter(s).</text:span></text:p>
      <text:h text:style-name="P146" text:outline-level="3"><text:bookmark-start text:name="__RefHeading__3232_295664061"/>Local Function Overloading<text:bookmark-end text:name="__RefHeading__3232_295664061"/></text:h>
      <text:p text:style-name="P28">Local functions may not be overloaded.</text:p>
      <text:h text:style-name="P147" text:outline-level="3"><text:bookmark-start text:name="__RefHeading__1440_695783189"/>Local Function Variables<text:bookmark-end text:name="__RefHeading__1440_695783189"/></text:h>
      <text:p text:style-name="P62"><text:span text:style-name="T44">Local function variables must be valid at the time of any invocation of their associated local function instance. This means that if any local function variable references any non-local function object, that object must be valid at the time </text:span><text:span text:style-name="T45">of the associated local function invocation.</text:span></text:p>
      <text:p text:style-name="P63"><text:soft-page-break/><text:span text:style-name="T46">Implicitly typed local</text:span><text:span text:style-name="T43"> function variables may not be named "ref".</text:span></text:p>
      <text:h text:style-name="P148" text:outline-level="3"><text:bookmark-start text:name="__RefHeading__1770_539951246"/>Local Function Definitions<text:bookmark-end text:name="__RefHeading__1770_539951246"/></text:h>
      <text:p text:style-name="P26">Local functions are ultimately implemented using local class functions, hence any limitations imposed by the language on the latter will also carry over to the former.</text:p>
      <text:h text:style-name="P128" text:outline-level="1"><text:bookmark-start text:name="__RefHeading__1772_539951246"/>Grammar<text:bookmark-end text:name="__RefHeading__1772_539951246"/></text:h>
      <text:h text:style-name="P105" text:outline-level="2"><text:bookmark-start text:name="__RefHeading__1774_539951246"/>Special Symbols<text:bookmark-end text:name="__RefHeading__1774_539951246"/></text:h>
      <text:list xml:id="list4544944953029948390" text:style-name="L3">
        <text:list-item>
          <text:p text:style-name="P171">[...]</text:p>
          <text:p text:style-name="P171">Items enclosed in square brackets denote optional grammar entries.</text:p>
        </text:list-item>
        <text:list-item>
          <text:p text:style-name="P167">return params <text:span text:style-name="T202">type </text:span>varbind varset const ref</text:p>
          <text:p text:style-name="P171">These tokens are to be regarded as non-punctuation terminals.</text:p>
        </text:list-item>
      </text:list>
      <text:h text:style-name="P106" text:outline-level="2"><text:bookmark-start text:name="__RefHeading__1776_539951246"/>EBNF<text:bookmark-end text:name="__RefHeading__1776_539951246"/></text:h>
      <text:p text:style-name="P22"/>
      <text:p text:style-name="P84">lclfunction-usage ::=</text:p>
      <text:p text:style-name="P69"><text:s text:c="2"/>lclfunction-start-macro ( name , lclfunction-spec )</text:p>
      <text:p text:style-name="P69"><text:s text:c="2"/>function-body</text:p>
      <text:p text:style-name="P69"><text:s text:c="2"/>WG_LCLFUNCTION_END [;]</text:p>
      <text:p text:style-name="P69"/>
      <text:p text:style-name="P69">lclfunction-start-macro ::= </text:p>
      <text:p text:style-name="P69"><text:s text:c="4"/>WG_LCLFUNCTION</text:p>
      <text:p text:style-name="P69"><text:s text:c="2"/>| WG_LCLFUNCTION_TPL</text:p>
      <text:p text:style-name="P69"/>
      <text:p text:style-name="P69">lclfunction-spec ::=</text:p>
      <text:p text:style-name="P69"><text:s text:c="4"/>void</text:p>
      <text:p text:style-name="P69"><text:s text:c="2"/>| [return nlt-return-tuple]</text:p>
      <text:p text:style-name="P69"><text:s text:c="4"/>[params param-seq]</text:p>
      <text:p text:style-name="P69"><text:s text:c="4"/>[varbind varbind-seq]</text:p>
      <text:p text:style-name="P69"><text:s text:c="4"/>[varset varset-seq]</text:p>
      <text:p text:style-name="P69"/>
      <text:p text:style-name="P71"><text:s text:c="2"/>| [return nlt-return-tuple]</text:p>
      <text:p text:style-name="P71"><text:s text:c="4"/>[params param-list]<text:span text:style-name="T194">(V)</text:span> </text:p>
      <text:p text:style-name="P71"><text:s text:c="4"/>[varbind varbind-list]<text:span text:style-name="T194">(V)</text:span> </text:p>
      <text:p text:style-name="P71"><text:s text:c="4"/>[varset varset-seq]</text:p>
      <text:p text:style-name="P69"/>
      <text:p text:style-name="P69">nlt-return-tuple ::=</text:p>
      <text:p text:style-name="P69"><text:s text:c="4"/>( non-local-type )</text:p>
      <text:p text:style-name="P69"/>
      <text:p text:style-name="P69">param-seq ::=<text:span text:style-name="T203"> </text:span></text:p>
      <text:p text:style-name="P70"><text:s text:c="4"/>( parameter-declaration )</text:p>
      <text:p text:style-name="P70"><text:s text:c="2"/>| param-seq ( parameter-declaration )</text:p>
      <text:p text:style-name="P69"/>
      <text:p text:style-name="P73">param-list ::=</text:p>
      <text:p text:style-name="P73"><text:s text:c="5"/><text:span text:style-name="T216">parameter-declaration</text:span></text:p>
      <text:p text:style-name="P73"><text:s text:c="2"/>| <text:s/>param-list , <text:s/><text:span text:style-name="T216">parameter-declaration</text:span></text:p>
      <text:p text:style-name="P69"/>
      <text:p text:style-name="P69">varbind-seq ::= nlt-bound-tuple-seq</text:p>
      <text:p text:style-name="P69"/>
      <text:p text:style-name="P74"><text:soft-page-break/>varbind-list ::= </text:p>
      <text:p text:style-name="P74"><text:s text:c="5"/>nlt-bound-var-dcln</text:p>
      <text:p text:style-name="P74"><text:s text:c="2"/>| <text:s/>varbind-list , nlt-bound-var-dcln</text:p>
      <text:p text:style-name="P69"/>
      <text:p text:style-name="P69">varset-seq ::= nlt-set-tuple-seq</text:p>
      <text:p text:style-name="P69"/>
      <text:p text:style-name="P69">nlt-bound-tuple-seq ::=</text:p>
      <text:p text:style-name="P69"><text:s text:c="4"/>nlt-bound-tuple</text:p>
      <text:p text:style-name="P69"><text:s text:c="2"/>| nlt-bound-tuple-seq nlt-bound-tuple</text:p>
      <text:p text:style-name="P69"/>
      <text:p text:style-name="P69">nlt-set-tuple-seq ::=</text:p>
      <text:p text:style-name="P69"><text:s text:c="4"/>nlt-set-tuple</text:p>
      <text:p text:style-name="P69"><text:s text:c="2"/>| nlt-set-tuple-seq nlt-set-tuple</text:p>
      <text:p text:style-name="P69"/>
      <text:p text:style-name="P69">nlt-bound-tuple ::=</text:p>
      <text:p text:style-name="P69"><text:s text:c="2"/>( nlt-bound-var-dcln )</text:p>
      <text:p text:style-name="P69"/>
      <text:p text:style-name="P69">nlt-set-tuple ::=</text:p>
      <text:p text:style-name="P69"><text:s text:c="2"/>( nlt-set-var-dcln )</text:p>
      <text:p text:style-name="P69"/>
      <text:p text:style-name="P69">nlt-bound-var-dcln ::= nlt-type-var-dcln</text:p>
      <text:p text:style-name="P69"/>
      <text:p text:style-name="P69">nlt-set-var-dcln ::= nlt-type-var-dcln , value-expr</text:p>
      <text:p text:style-name="P69"/>
      <text:p text:style-name="P69">nlt-type-var-dcln ::=</text:p>
      <text:p text:style-name="P69"><text:s text:c="4"/>implicit-non-local-type-var-dcln</text:p>
      <text:p text:style-name="P69"><text:s text:c="2"/>| explicit-non-local-type-var-dcln</text:p>
      <text:p text:style-name="P69"/>
      <text:p text:style-name="P69">implicit-non-local-type-var-dcln ::=</text:p>
      <text:p text:style-name="P69"><text:s text:c="2"/>implicit-type-var-dcln</text:p>
      <text:p text:style-name="P69"/>
      <text:p text:style-name="P69">explicit-non-local-type-var-dcln ::=</text:p>
      <text:p text:style-name="P85"><text:s text:c="2"/>explicit-non-local-type var-name</text:p>
      <text:p text:style-name="P85"/>
      <text:p text:style-name="P86"><text:span text:style-name="T59">implicit-type-var-dcln </text:span><text:span text:style-name="T60">:</text:span><text:span text:style-name="T59">:=</text:span></text:p>
      <text:p text:style-name="P69"><text:s text:c="2"/>implicit-type var-name</text:p>
      <text:p text:style-name="P69"/>
      <text:p text:style-name="P86"><text:span text:style-name="T59">implicit-type </text:span><text:span text:style-name="T62">:</text:span><text:span text:style-name="T59">:= lib-type-qualifiers | empty-string</text:span></text:p>
      <text:p text:style-name="P69"/>
      <text:p text:style-name="P75"><text:span text:style-name="T59">lib-type-qualifiers </text:span><text:span text:style-name="T62">:</text:span><text:span text:style-name="T59">:= const | ref | const ref</text:span></text:p>
      <text:p text:style-name="P69"/>
      <text:p text:style-name="P75"><text:span text:style-name="T59">explicit-non-local-type </text:span><text:span text:style-name="T62">:</text:span><text:span text:style-name="T59">:= </text:span></text:p>
      <text:p text:style-name="P75"><text:span text:style-name="T59"><text:s text:c="2"/></text:span><text:span text:style-name="T61">type</text:span><text:span text:style-name="T59">( non-local-type-specifier )</text:span></text:p>
      <text:p text:style-name="P69"/>
      <text:p text:style-name="P72"><text:span text:style-name="T194">(V)</text:span> Requires a variadic macro supported preprocessor.</text:p>
      <text:p text:style-name="P75"><text:span text:style-name="T59">function-body </text:span><text:span text:style-name="T62">:</text:span><text:span text:style-name="T59">:= See C++ standard.</text:span></text:p>
      <text:p text:style-name="P75"><text:span text:style-name="T59">var-name </text:span><text:span text:style-name="T62">:</text:span><text:span text:style-name="T59">:= A C++ variable name.</text:span></text:p>
      <text:p text:style-name="P75"><text:span text:style-name="T59">non-local-type-specifier </text:span><text:span text:style-name="T62">:</text:span><text:span text:style-name="T59">:=</text:span></text:p>
      <text:p text:style-name="P69"><text:s text:c="2"/>A type-specifier that specifies a non-local type.</text:p>
      <text:p text:style-name="P75"><text:span text:style-name="T59">type-specifier </text:span><text:span text:style-name="T62">:</text:span><text:span text:style-name="T59">:= See C++ standard.</text:span></text:p>
      <text:p text:style-name="P75"><text:span text:style-name="T59">value-expr </text:span><text:span text:style-name="T62">:</text:span><text:span text:style-name="T59">:= A C++ expression evaluating to some value.</text:span></text:p>
      <text:p text:style-name="P69"/>
      <text:h text:style-name="P129" text:outline-level="1"><text:bookmark-start text:name="__RefHeading__1778_539951246"/><text:soft-page-break/>Design Rationale<text:bookmark-end text:name="__RefHeading__1778_539951246"/></text:h>
      <text:h text:style-name="P107" text:outline-level="2"><text:bookmark-start text:name="__RefHeading__1780_539951246"/>Preprocessor Limitations<text:bookmark-end text:name="__RefHeading__1780_539951246"/></text:h>
      <text:h text:style-name="P143" text:outline-level="3"><text:bookmark-start text:name="__RefHeading__1782_539951246"/><text:span text:style-name="T225">Variadic Macro Support and </text:span>Multi-Input User Specification<text:bookmark-end text:name="__RefHeading__1782_539951246"/></text:h>
      <text:p text:style-name="P1"><text:span text:style-name="T4">Depending on preprocessor support</text:span><text:span text:style-name="T2">, multi-input specification may </text:span><text:span text:style-name="T3">take the form of a single n-tuple, </text:span><text:span text:style-name="T4">or</text:span><text:span text:style-name="T3"> a sequence of n</text:span><text:span text:style-name="T42"> 1</text:span><text:span text:style-name="T3">-tuples</text:span><text:span text:style-name="T4">, where the former is allowed only if variadic macros are supported by the preprocessor.</text:span><text:span text:style-name="T5"> The reasoning for this is that an n-tuple is easier to read and type than a sequence of n 1-tuples.</text:span><text:span text:style-name="T6"> For example:</text:span></text:p>
      <text:p text:style-name="P23"><text:tab/><text:span text:style-name="T173">params (int x, int y, std::string label)</text:span></text:p>
      <text:p text:style-name="P23">is assumed to be preferable to:</text:p>
      <text:p text:style-name="P21"><text:span text:style-name="T50"><text:tab/></text:span><text:span text:style-name="T173">params (int x) (int y) (std::string label)</text:span></text:p>
      <text:p text:style-name="P8"/>
      <text:p text:style-name="P9">Variadic macro support is not implemented for set variables because in this author's opinion it obfuscates the syntax. This is because set variables come in pairs and any use of variadic macros will flatten the pairs into one comma delimited list of tokens<text:span text:style-name="T226">;</text:span> and this author argues that reading set variables in 2-tuple pairs is more natural than reading them flattened out.</text:p>
      <text:h text:style-name="P108" text:outline-level="2"><text:bookmark-start text:name="__RefHeading__1784_539951246"/>params Named Parameter Specification Format<text:bookmark-end text:name="__RefHeading__1784_539951246"/></text:h>
      <text:p text:style-name="P40"><text:span text:style-name="T1">The specification for the </text:span><text:span text:style-name="T131">named</text:span><text:span text:style-name="T1"> parameter </text:span><text:span text:style-name="T144">params</text:span><text:span text:style-name="T1"> needs to be PP parseable because the codegen needs to construct an expanded parameter list from those entries.</text:span> That is, we need to be able to insert a comma before and after the full<text:span text:style-name="T58"> list of those entries. As a result, if variadic macros are not supported then </text:span><text:span text:style-name="T144">params</text:span><text:span text:style-name="T128"> must be specified as a sequence of 1-tuples.</text:span></text:p>
      <text:h text:style-name="P109" text:outline-level="2"><text:bookmark-start text:name="__RefHeading__1786_539951246"/>Forwarding Strategies of params Arguments<text:bookmark-end text:name="__RefHeading__1786_539951246"/></text:h>
      <text:p text:style-name="P41"><text:span text:style-name="T52">Any code generated for </text:span><text:span text:style-name="T174">WG_PP_LCLFUNCTION</text:span><text:span text:style-name="T52"> must involve a two step function call where an external function forwards any of the arguments of "params" to an internal function that encapsulates the user defined scope of this macro. The reason for this is to get around the </text:span><text:span text:style-name="T51">C++03 </text:span><text:span text:style-name="T52">rule of </text:span><text:span text:style-name="T51">local classes </text:span><text:span text:style-name="T52">not being usable in </text:span><text:span text:style-name="T51">template parameters</text:span><text:span text:style-name="T52">.</text:span><text:span text:style-name="T53"> In this section we discuss the forwarding strategy used, and </text:span><text:span text:style-name="T57">another</text:span><text:span text:style-name="T53"> alternative using slight</text:span><text:span text:style-name="T54">l</text:span><text:span text:style-name="T53">y different syntax for param</text:span><text:span text:style-name="T55">-tuple arguments of </text:span><text:span text:style-name="T144">params</text:span><text:span text:style-name="T53">.</text:span></text:p>
      <text:p text:style-name="P29">For the rest of this this discussion will use variants of the following example:</text:p>
      <text:p text:style-name="P2"><text:span text:style-name="T129"><text:tab/></text:span><text:span text:style-name="T174">WG_PP_LCLFUNCTION(func, params (</text:span><text:span text:style-name="T175">...</text:span><text:span text:style-name="T174">) )</text:span></text:p>
      <text:p text:style-name="P31">which, without loss of generality, we can assume will generate the following code:</text:p>
      <text:p text:style-name="P2"><text:span text:style-name="T129"><text:tab/></text:span><text:span text:style-name="T174">void interface_func(</text:span><text:span text:style-name="T175">...</text:span><text:span text:style-name="T174">);</text:span></text:p>
      <text:p text:style-name="P32"><text:tab/><text:span text:style-name="T173">void impl_func(...);</text:span></text:p>
      <text:p text:style-name="P42"><text:span text:style-name="T129">where </text:span><text:span text:style-name="T174">interface_func</text:span><text:span text:style-name="T129"> is the external function that merely forwards all of its parameters to </text:span><text:span text:style-name="T174">impl_func</text:span><text:span text:style-name="T129">. It is important to note that:</text:span></text:p>
      <text:list xml:id="list5224395545244956750" text:style-name="L4">
        <text:list-item>
          <text:p text:style-name="P177"><text:span text:style-name="T130">in the generation of </text:span><text:span text:style-name="T174">interface_func</text:span><text:span text:style-name="T130"> only TMP tools are available for use, and</text:span></text:p>
        </text:list-item>
        <text:list-item>
          <text:p text:style-name="P178">in the generation of <text:span text:style-name="T174">impl_func</text:span> both PPMP and TMP tools are available for use.</text:p>
        </text:list-item>
      </text:list>
      <text:p text:style-name="P43"><text:span text:style-name="T130">Additionally, we don't have much leeway in generating </text:span><text:span text:style-name="T174">interface_func</text:span><text:span text:style-name="T130"> because its signature and return type must be semantically equivalent to the one specified by </text:span><text:span text:style-name="T174">WG_PP_LCLFUNCTION</text:span><text:span text:style-name="T130"> macro; this is </text:span><text:soft-page-break/><text:span text:style-name="T130">because, as its name implies, </text:span><text:span text:style-name="T174">interface_func</text:span><text:span text:style-name="T130"> is the client facing interface to the user specified and defined local function. (If this were not the case, then dispatching </text:span><text:span text:style-name="T174">interface_func</text:span><text:span text:style-name="T130"> based on its signature in TMP code may result in surprising and unexpected behavior.)</text:span></text:p>
      <text:h text:style-name="P135" text:outline-level="3"><text:bookmark-start text:name="__RefHeading__1788_539951246"/>Current Forwarding Strategy<text:bookmark-end text:name="__RefHeading__1788_539951246"/></text:h>
      <text:p text:style-name="P17">The current forwarding strategy for the current syntax of <text:span text:style-name="T173">params</text:span> is best illustrated using the following example:</text:p>
      <text:p text:style-name="P34"><text:span text:style-name="T79"><text:tab/></text:span><text:span text:style-name="T80">WG_PP_LCLFUNCTION(func, params (</text:span><text:span text:style-name="T79">big_type const x</text:span><text:span text:style-name="T80">) )</text:span></text:p>
      <text:p text:style-name="P17">will generate:</text:p>
      <text:p text:style-name="P17"><text:tab/><text:span text:style-name="T173">void interface_func(big_type x);</text:span></text:p>
      <text:p text:style-name="P17"><text:tab/><text:span text:style-name="T173">void impl_func(big_type const x);</text:span></text:p>
      <text:p text:style-name="P17">where the body of <text:span text:style-name="T173">interface_func</text:span> just calls impl_func(x)</text:p>
      <text:p text:style-name="P17">The rationale for <text:span text:style-name="T173">interface_func</text:span>'s signature <text:span text:style-name="T196">are</text:span>:</text:p>
      <text:list xml:id="list6364698666514677132" text:style-name="L5">
        <text:list-item>
          <text:p text:style-name="P179"><text:span text:style-name="T111">Because the</text:span><text:span text:style-name="T79"> token "</text:span><text:span text:style-name="T149">big_type const x</text:span><text:span text:style-name="T79">" is not PP parseable, only TMP </text:span><text:span text:style-name="T111">techniques are left to</text:span><text:span text:style-name="T79"> deduce </text:span><text:span text:style-name="T111">its type</text:span><text:span text:style-name="T79">. And the only relevant tool available is</text:span><text:span text:style-name="T81"> </text:span><text:span text:style-name="T63">function_types::parameter_types</text:span><text:span text:style-name="T81">, where the latter can</text:span><text:span text:style-name="T111"> and/or </text:span><text:span text:style-name="T81">does strip off the top most const qualifier. (Remember, BOOST_TYPEOF is by default not used unless explicitly specified by the user, and in this case is certainly not needed.)</text:span><text:span text:style-name="T111"> Thus, the top-most const qualification of any specified local function parameter argument type is subject to being lost.</text:span></text:p>
        </text:list-item>
        <text:list-item>
          <text:p text:style-name="P172"><text:span text:style-name="T196">C++ semantic equivalency with the signature specified by the user. Even though the top-most const qualification of any parameter argument type maybe stripped off for </text:span><text:span text:style-name="T181">interface_func</text:span><text:span text:style-name="T196">, its signature and the users specified signature are still equivalent under C++ rules.</text:span></text:p>
        </text:list-item>
      </text:list>
      <text:p text:style-name="P3"><text:span text:style-name="T81">The rationale for </text:span><text:span text:style-name="T150">impl</text:span><text:span text:style-name="T151">_func</text:span><text:span text:style-name="T81">'s signature is:</text:span></text:p>
      <text:list xml:id="list5911049388356535205" text:style-name="L6">
        <text:list-item>
          <text:p text:style-name="P173">simplicity.</text:p>
        </text:list-item>
        <text:list-item>
          <text:p text:style-name="P180"><text:span text:style-name="T83">codegen limitations. S</text:span><text:span text:style-name="T81">ince the token "</text:span><text:span text:style-name="T151">big_type const x</text:span><text:span text:style-name="T81">" is not PP parseable, there is no way to correctly optimize it's forwarding in the said signature. </text:span><text:span text:style-name="T82">This is because TMP tools will have to be used to deduce the type of the token, and any such use will result in the top most const qualifier being lost. </text:span><text:span text:style-name="T83">Which</text:span><text:span text:style-name="T82"> </text:span><text:span text:style-name="T81">in the context of </text:span><text:span text:style-name="T151">impl_func</text:span><text:span text:style-name="T81">'s </text:span><text:span text:style-name="T82">user defined scope </text:span><text:span text:style-name="T83">will result in </text:span><text:span text:style-name="T82">an incorrectly typed parameter</text:span><text:span text:style-name="T83"> potentially being used</text:span><text:span text:style-name="T82">. (That is </text:span><text:span text:style-name="T152">x</text:span><text:span text:style-name="T82">'s compiler enforced immutability should not be lost</text:span><text:span text:style-name="T83"> in the user defined </text:span><text:span text:style-name="T112">local function </text:span><text:span text:style-name="T83">scope</text:span><text:span text:style-name="T82">.)</text:span></text:p>
        </text:list-item>
        <text:list-item>
          <text:p text:style-name="P181"><text:span text:style-name="T83">compiler optimizations. I</text:span><text:span text:style-name="T82">t is assumed the compiler will optimize away the extra copy at </text:span><text:span text:style-name="T152">impl_func</text:span><text:span text:style-name="T82">'s call site in </text:span><text:span text:style-name="T152">interface_fun</text:span><text:span text:style-name="T82">c's definition since the latter's code just literally consists of forwarding parameter arguments to </text:span><text:span text:style-name="T113">the former</text:span><text:span text:style-name="T82">.</text:span></text:p>
        </text:list-item>
      </text:list>
      <text:h text:style-name="P136" text:outline-level="3"><text:bookmark-start text:name="__RefHeading__1790_539951246"/>Alternative Forwarding Strategy with Alternative <text:span text:style-name="T134">param-tuple</text:span> Syntax<text:bookmark-end text:name="__RefHeading__1790_539951246"/></text:h>
      <text:p text:style-name="P18">It is possible to efficiently forward <text:span text:style-name="T173">interface_func</text:span>'s parameter arguments to <text:span text:style-name="T173">impl_func</text:span> if the former's parameter types were exactly deducible. To this end we could modify the <text:span text:style-name="T173">param-tuple</text:span> syntax to delimit the parameter type from the parameter name along the lines of the following:</text:p>
      <text:p text:style-name="P4"><text:span text:style-name="T84"><text:tab/></text:span><text:span text:style-name="T153">WG_PP_LCLFUNCTION(func, params (</text:span><text:span text:style-name="T154">type(</text:span><text:span text:style-name="T149">big_type const</text:span><text:span text:style-name="T154">)</text:span><text:span text:style-name="T149"> x</text:span><text:span text:style-name="T153">) )</text:span></text:p>
      <text:p text:style-name="P18">This will allow us to generate:</text:p>
      <text:p text:style-name="P18"><text:tab/><text:span text:style-name="T173">void interface_func(big_type const x);</text:span></text:p>
      <text:p text:style-name="P18"><text:soft-page-break/><text:tab/><text:span text:style-name="T173">void impl_func(big_type const &amp; x);</text:span></text:p>
      <text:p text:style-name="P18">which correctly and efficiently forwards <text:span text:style-name="T173">interface_func</text:span>'s parameter arguments to impl_func. (This is possible because during the preprocessing phase we are able to parse the exact type of <text:span text:style-name="T173">x</text:span> and, hence, manipulate it accordingly when generating code.)</text:p>
      <text:p text:style-name="P4"><text:span text:style-name="T84">This syntax was considered and implemented at one point but was considered too unwieldy and not worth the unproven benefits of </text:span><text:span text:style-name="T85">efficient</text:span><text:span text:style-name="T84"> forwarding.</text:span></text:p>
      <text:h text:style-name="P110" text:outline-level="2"><text:bookmark-start text:name="__RefHeading__1452_695783189"/><text:span text:style-name="T182">this_ const</text:span><text:span text:style-name="T200"> Qualified Bound Function Variables</text:span><text:bookmark-end text:name="__RefHeading__1452_695783189"/></text:h>
      <text:p text:style-name="P61"><text:span text:style-name="T115">The </text:span><text:span text:style-name="T161">const</text:span><text:span text:style-name="T115"> qualification of </text:span><text:span text:style-name="T127">an implicitly typed </text:span><text:span text:style-name="T161">this_</text:span><text:span text:style-name="T115"> bound function variable applies to the pointed-to-type of </text:span><text:span text:style-name="T161">this_</text:span><text:span text:style-name="T115"> because its type, and hence the type of </text:span><text:span text:style-name="T161">this</text:span><text:span text:style-name="T115">, are already </text:span><text:span text:style-name="T161">const</text:span><text:span text:style-name="T115"> qualified. Not only would it be redundant, but it would also be impossible to </text:span><text:span text:style-name="T161">const</text:span><text:span text:style-name="T115"> qualify </text:span><text:span text:style-name="T116">the pointed-to-type of </text:span><text:span text:style-name="T115">an implicitly typed </text:span><text:span text:style-name="T161">this_</text:span><text:span text:style-name="T115"> had the constness </text:span><text:span text:style-name="T116">been </text:span><text:span text:style-name="T115">applied to the pointer type</text:span><text:span text:style-name="T116">.</text:span></text:p>
      <text:h text:style-name="P124" text:outline-level="1"><text:bookmark-start text:name="__RefHeading__22112_1020142234"/>Tutorial and Examples<text:bookmark-end text:name="__RefHeading__22112_1020142234"/></text:h>
      <text:h text:style-name="P111" text:outline-level="2"><text:bookmark-start text:name="__RefHeading__2141_1372831738"/>Params<text:bookmark-end text:name="__RefHeading__2141_1372831738"/></text:h>
      <text:p text:style-name="P65">The following is a local function with no internal state nor with any <text:span text:style-name="T222">internal</text:span> variables:</text:p>
      <text:p text:style-name="P37">#include &lt;WG/Local/LclFunction.hh&gt;</text:p>
      <text:p text:style-name="P94"/>
      <text:p text:style-name="P88"><text:span text:style-name="T220">int</text:span><text:span text:style-name="T217"> force = 0;</text:span></text:p>
      <text:p text:style-name="P75"><text:span text:style-name="T220">int</text:span><text:span text:style-name="T217"> </text:span><text:span text:style-name="T220">const</text:span><text:span text:style-name="T217"> mass = 10;</text:span></text:p>
      <text:p text:style-name="P75"><text:span text:style-name="T220">int</text:span><text:span text:style-name="T217"> </text:span><text:span text:style-name="T220">const</text:span><text:span text:style-name="T217"> velocity = 2;</text:span></text:p>
      <text:p text:style-name="P69"/>
      <text:p text:style-name="P79">WG_LCLFUNCTION</text:p>
      <text:p text:style-name="P79">(calculateForce,</text:p>
      <text:p text:style-name="P75"><text:span text:style-name="T217"><text:s text:c="2"/>params (</text:span><text:span text:style-name="T218">int &amp;</text:span><text:span text:style-name="T217"> force, </text:span><text:span text:style-name="T218">int </text:span><text:span text:style-name="T220">const</text:span><text:span text:style-name="T217"> mass, </text:span><text:span text:style-name="T218">int </text:span><text:span text:style-name="T220">const</text:span><text:span text:style-name="T217"> velocity) )</text:span></text:p>
      <text:p text:style-name="P79">{</text:p>
      <text:p text:style-name="P80"><text:s text:c="2"/>force = mass * velocity;</text:p>
      <text:p text:style-name="P82">}</text:p>
      <text:p text:style-name="P82">WG_LCLFUNCTION_END</text:p>
      <text:p text:style-name="P76"/>
      <text:p text:style-name="P77"><text:span text:style-name="T217">calculateForce</text:span><text:span text:style-name="T219">(force, mass, velocity);</text:span></text:p>
      <text:p text:style-name="P78"><text:span text:style-name="T219">E</text:span><text:span text:style-name="T217">XPECT_EQ(20, force);</text:span></text:p>
      <text:p text:style-name="P64"/>
      <text:h text:style-name="P112" text:outline-level="2"><text:bookmark-start text:name="__RefHeading__2143_1372831738"/>Varbind<text:bookmark-end text:name="__RefHeading__2143_1372831738"/></text:h>
      <text:p text:style-name="P65">The following is a local function with all its<text:span text:style-name="T223"> internal</text:span> variables bound:</text:p>
      <text:p text:style-name="P36">#include &lt;WG/Local/LclFunction.hh&gt;</text:p>
      <text:p text:style-name="P92"/>
      <text:p text:style-name="P89">int force = 0;</text:p>
      <text:p text:style-name="P89">int const mass = 10;</text:p>
      <text:p text:style-name="P89">int const velocity = 2;</text:p>
      <text:p text:style-name="P89"/>
      <text:p text:style-name="P89">WG_LCLFUNCTION</text:p>
      <text:p text:style-name="P89">(calculateForce, varbind (ref force, const mass, const velocity) )</text:p>
      <text:p text:style-name="P89">{</text:p>
      <text:p text:style-name="P89">}</text:p>
      <text:p text:style-name="Standard"><text:span text:style-name="T173">WG_LCLFUNCTION_END</text:span>;</text:p>
      <text:p text:style-name="Standard"><text:soft-page-break/></text:p>
      <text:p text:style-name="P93">calculateForce();</text:p>
      <text:p text:style-name="P81">EXPECT_EQ(20, force);</text:p>
      <text:p text:style-name="P93"><text:s/></text:p>
      <text:h text:style-name="P113" text:outline-level="2"><text:bookmark-start text:name="__RefHeading__2145_1372831738"/>Varset<text:bookmark-end text:name="__RefHeading__2145_1372831738"/></text:h>
      <text:p text:style-name="P66">The following is a local function with<text:span text:style-name="T223"> its internal variable set by the user</text:span>:</text:p>
      <text:p text:style-name="P66"/>
      <text:p text:style-name="P35">#include &lt;WG/Local/LclFunction.hh&gt;</text:p>
      <text:p text:style-name="P90"/>
      <text:p text:style-name="P90">WG_LCLFUNCTION<text:span text:style-name="T221">(accumulate, return(int) varset (sum, 0) )</text:span></text:p>
      <text:p text:style-name="P91">{</text:p>
      <text:p text:style-name="P91"><text:s text:c="2"/><text:span text:style-name="T224">return </text:span>++sum;</text:p>
      <text:p text:style-name="P91">}</text:p>
      <text:p text:style-name="P91">WG_LCLFUNCTION_END;</text:p>
      <text:p text:style-name="P91"/>
      <text:p text:style-name="P91">int sum = accumulate();</text:p>
      <text:p text:style-name="P91">EXPECT_EQ(1, sum);</text:p>
      <text:h text:style-name="P125" text:outline-level="1"><text:bookmark-start text:name="__RefHeading__1442_695783189"/>Future Features<text:bookmark-end text:name="__RefHeading__1442_695783189"/></text:h>
      <text:h text:style-name="P114" text:outline-level="2"><text:bookmark-start text:name="__RefHeading__3633_514162716"/>Auto Assign Syntax<text:bookmark-end text:name="__RefHeading__3633_514162716"/></text:h>
      <text:p text:style-name="P19">Consider support for the following syntax:</text:p>
      <text:p text:style-name="P56"><text:span text:style-name="T118"><text:tab/></text:span><text:span text:style-name="T163">auto accum = </text:span></text:p>
      <text:p text:style-name="P57"><text:span text:style-name="T163"><text:tab/> <text:s/></text:span><text:span text:style-name="T153">WG_PP_LCLFUNCTION(</text:span><text:span text:style-name="T163">return(int) params(int val) varset(</text:span><text:span text:style-name="T165">tally</text:span><text:span text:style-name="T164">, 0</text:span><text:span text:style-name="T163">))</text:span></text:p>
      <text:p text:style-name="P39"><text:tab/> <text:s/>{ ... }</text:p>
      <text:p text:style-name="P57"><text:span text:style-name="T164"><text:tab/> <text:s/></text:span><text:span text:style-name="T153">WG_PP_LCLFUNCTION</text:span><text:span text:style-name="T164">_END</text:span><text:span text:style-name="T118"> </text:span></text:p>
      <text:h text:style-name="P115" text:outline-level="2"><text:bookmark-start text:name="__RefHeading__1866_929216580"/><text:span text:style-name="T184">make_ref</text:span><text:span text:style-name="T204">/</text:span><text:span text:style-name="T183">make_cref</text:span><text:bookmark-end text:name="__RefHeading__1866_929216580"/></text:h>
      <text:p text:style-name="P25">Creates a reference wrapper for local function objects for use with STL algorithms were the user wants to ensure reference semantics for any and all copies.</text:p>
      <text:h text:style-name="P126" text:outline-level="1"><text:bookmark-start text:name="__RefHeading__1848_929216580"/>Open Issues<text:bookmark-end text:name="__RefHeading__1848_929216580"/></text:h>
      <text:h text:style-name="P116" text:outline-level="2"><text:bookmark-start text:name="__RefHeading__1850_929216580"/>Exception Specifications<text:bookmark-end text:name="__RefHeading__1850_929216580"/></text:h>
      <text:p text:style-name="P58"><text:span text:style-name="T119">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20"> For example, even if the local function supported </text:span><text:span text:style-name="T171">noexcept(blah)</text:span><text:span text:style-name="T120">, what good will that do if its proxy's function operator did not support that?</text:span></text:p>
      <text:h text:style-name="P127" text:outline-level="1"><text:bookmark-start text:name="__RefHeading__1852_929216580"/><text:soft-page-break/>Alternatives<text:bookmark-end text:name="__RefHeading__1852_929216580"/></text:h>
      <text:h text:style-name="P117" text:outline-level="2"><text:bookmark-start text:name="__RefHeading__1854_929216580"/>Boost.Local_Function<text:bookmark-end text:name="__RefHeading__1854_929216580"/></text:h>
      <text:h text:style-name="P149" text:outline-level="3"><text:bookmark-start text:name="__RefHeading__1856_929216580"/>Differences:<text:bookmark-end text:name="__RefHeading__1856_929216580"/></text:h>
      <text:list xml:id="list7466647994491298670" text:style-name="L7">
        <text:list-item>
          <text:p text:style-name="P154">This library allows the function name to be specified at and only at the<text:span text:style-name="T210"> </text:span>top of the local function declaration.</text:p>
        </text:list-item>
        <text:list-item>
          <text:p text:style-name="P154">This library allows local functions to maintain internal state without referencing external variables (via varset).</text:p>
        </text:list-item>
        <text:list-item>
          <text:p text:style-name="P157">This library allows the use of globally scoped types as macro parameters, i.e., <text:span text:style-name="T173">::std::pair&lt;..., ...&gt;</text:span>.</text:p>
        </text:list-item>
        <text:list-item>
          <text:p text:style-name="P154">This library uses a different syntax.</text:p>
        </text:list-item>
        <text:list-item>
          <text:p text:style-name="P154">This library does not have default parameters, unlike Boost::LocalFunction. In the author's view it adds too little expressivity to be worth the effort to implement.</text:p>
        </text:list-item>
        <text:list-item>
          <text:p text:style-name="P155"><text:span text:style-name="T211">This library does not allow the keyword </text:span><text:span text:style-name="T179">this</text:span><text:span text:style-name="T211"> to be misused in a local function definition.</text:span></text:p>
        </text:list-item>
        <text:list-item>
          <text:p text:style-name="P158">This library does not require any special syntax to make a local function recursive.</text:p>
        </text:list-item>
        <text:list-item>
          <text:p text:style-name="P159">Same line multiple definitions of local functions do not require any special handling.</text:p>
        </text:list-item>
        <text:list-item>
          <text:p text:style-name="P156"><text:span text:style-name="T212">This library does not support exception specifications. For reasons why see the </text:span><text:a xlink:type="simple" xlink:href="#6.1.Exception Specifications|outline" text:style-name="Internet_20_link" text:visited-style-name="Visited_20_Internet_20_Link"><text:span text:style-name="T212">Open Issues </text:span></text:a><text:a xlink:type="simple" xlink:href="#6.1.Exception Specifications|outline" text:style-name="Internet_20_link" text:visited-style-name="Visited_20_Internet_20_Link"><text:span text:style-name="T212">Section</text:span></text:a><text:span text:style-name="T212">.</text:span></text:p>
        </text:list-item>
        <text:list-item>
          <text:p text:style-name="P154"><text:span text:style-name="T213">This library does not support the </text:span><text:span text:style-name="T180">inline</text:span><text:span text:style-name="T213"> keyword. In the author's view this is redundant, any local function will automatically be defined within a class definition, hence, it would already be implicitly inline.</text:span></text:p>
        </text:list-item>
        <text:list-item>
          <text:p text:style-name="P182">In the author's humble opinion this library has a much cleaner implementation.</text:p>
          <text:list>
            <text:list-item>
              <text:p text:style-name="P154">The preprocessor translator is partitioned into a front end and back end. </text:p>
            </text:list-item>
            <text:list-item>
              <text:p text:style-name="P154">A well-defined symbol table bridg<text:span text:style-name="T215">es</text:span> the two translation layers.</text:p>
            </text:list-item>
            <text:list-item>
              <text:p text:style-name="P154"><text:span text:style-name="T215">It has</text:span> well-defined error-generating mechanism with a sep<text:span text:style-name="T214">a</text:span>rate error pass before code generation.</text:p>
            </text:list-item>
          </text:list>
        </text:list-item>
      </text:list>
      <text:h text:style-name="P130" text:outline-level="1"><text:bookmark-start text:name="__RefHeading___Toc7323_418296896"/>Sample Implementation<text:bookmark-end text:name="__RefHeading___Toc7323_418296896"/></text:h>
      <text:p text:style-name="P67">The following contains sample implementation of LclFunction usage for the curios and to aid developers. This will demonstrate the general techniques used but will not necessarily reflect the exact code that is produced by the library.</text:p>
      <text:p text:style-name="P68">The following sample code:</text:p>
      <text:p text:style-name="P168">#include &lt;WG/Local/LclFunction.hh&gt;</text:p>
      <text:p text:style-name="P33">int main()<text:line-break/>{<text:line-break/> <text:s/>int slope = 2;<text:line-break/><text:line-break/> <text:s/>WG_LCLFUNCTION<text:line-break/> <text:s/>(funny_line,<text:line-break/> <text:s text:c="3"/>return (int)<text:line-break/> <text:s text:c="3"/>params (int const &amp; x, int const &amp; y)<text:line-break/> <text:s text:c="3"/>varbind (const ref slope) )<text:line-break/> <text:s/>{<text:line-break/> <text:s text:c="3"/>return x + slope * y;<text:line-break/> <text:s/>}<text:line-break/> <text:s/>WG_LCLFUNCTION_END;<text:line-break/> <text:s/><text:line-break/><text:soft-page-break/> <text:s/>return 0;<text:line-break/>}</text:p>
      <text:p text:style-name="P68">will be implemented with the following:</text:p>
      <text:p text:style-name="P38">namespace wg<text:line-break/>{<text:line-break/>namespace lclfunction<text:line-break/>{<text:line-break/>namespace detail<text:line-break/>{<text:line-break/> <text:s/><text:line-break/>class global_functor_base_type<text:line-break/>{<text:line-break/>};<text:line-break/> <text:s/><text:line-break/>namespace cpp03<text:line-break/>{<text:line-break/><text:line-break/>// Generic template. Partial specialization will follow.<text:line-break/>template<text:line-break/>&lt;<text:line-break/> <text:s/>typename Derived,<text:line-break/> <text:s/>typename LclFunctionType,<text:line-break/> <text:s/>int Arity = ::boost::function_types::function_arity&lt;LclFunctionType&gt;::value <text:line-break/>&gt; <text:line-break/>class function_operator_type<text:line-break/>{ <text:line-break/>public: <text:line-break/> <text:s/>typedef LclFunctionType function_type; <text:line-break/> <text:s/>enum { arity = Arity }; <text:line-break/> <text:s/>typedef <text:line-break/> <text:s text:c="3"/>typename ::boost::function_types::result_type&lt;function_type&gt;::type <text:line-break/> <text:s text:c="6"/>result_type; <text:line-break/>protected: <text:line-break/> <text:s/>typedef <text:line-break/> <text:s text:c="3"/>::boost::function_types::parameter_types&lt;function_type&gt; <text:line-break/> <text:s text:c="6"/>parameter_types; <text:line-break/>private: <text:line-break/> <text:s/>/* Declared and purposefully not defined. */ \<text:line-break/> <text:s/>~function_operator_type();<text:line-break/>};<text:line-break/><text:line-break/>/* Partial specialize on function operator Arity. */ <text:line-break/>template &lt; typename Derived, typename LclFunctionType &gt; <text:line-break/>class function_operator_type <text:line-break/>&lt;Derived, LclFunctionType, 2&gt; : public global_functor_base_type <text:line-break/>{ <text:line-break/> <text:s/>typedef Derived derived_type; <text:line-break/> <text:s/><text:line-break/>public: <text:line-break/> <text:s/>typedef LclFunctionType function_type; <text:line-break/> <text:s/><text:line-break/> <text:s/>enum { arity = 2 };<text:line-break/> <text:s/><text:line-break/> <text:s/>typedef <text:line-break/> <text:s text:c="3"/>typename ::boost::function_types::result_type&lt;function_type&gt;::type <text:s/><text:line-break/> <text:s text:c="5"/>result_type;<text:line-break/><text:soft-page-break/> <text:s text:c="5"/><text:line-break/>protected: <text:line-break/> <text:s/>typedef <text:line-break/> <text:s text:c="3"/>::boost::function_types::parameter_types&lt;function_type&gt; <text:line-break/> <text:s text:c="5"/>parameter_types; <text:line-break/>public: <text:line-break/> <text:s/>typedef <text:line-break/> <text:s text:c="3"/>typename ::boost::mpl::at<text:line-break/> <text:s text:c="3"/>&lt;<text:line-break/> <text:s text:c="5"/>parameter_types, <text:line-break/> <text:s text:c="5"/>::boost::mpl::int_&lt;0&gt; <text:line-break/> <text:s text:c="3"/>&gt;::type arg1_type ;<text:line-break/> <text:s text:c="5"/><text:line-break/> <text:s/>typedef <text:line-break/> <text:s text:c="3"/>typename ::boost::mpl::at<text:line-break/> <text:s text:c="3"/>&lt;<text:line-break/> <text:s text:c="5"/>parameter_types, <text:line-break/> <text:s text:c="5"/>::boost::mpl::int_&lt;1&gt; <text:line-break/> <text:s text:c="3"/>&gt;::type arg2_type ;<text:line-break/> <text:s text:c="5"/><text:line-break/>public: <text:line-break/> <text:s/>result_type operator()( arg1_type arg0 , arg2_type arg1 ) const <text:line-break/> <text:s/>{ <text:line-break/> <text:s text:c="3"/>derived_type const * const dptr = <text:line-break/> <text:s text:c="5"/>static_cast &lt; derived_type const * &gt;(this); <text:line-break/> <text:s text:c="3"/><text:line-break/> <text:s text:c="3"/>return dptr-&gt;m_CallBack(<text:line-break/> <text:s text:c="5"/>*dptr , arg0 , arg1, dptr-&gt;m_CapturedVars); <text:line-break/> <text:s/>} <text:line-break/>};<text:line-break/><text:line-break/>template&lt;<text:line-break/> <text:s/>typename LCLFUNCTIONTYPE,<text:line-break/> <text:s/>typename CAPTUREDVARSTYPE&gt;<text:line-break/>class global_functor_type :<text:line-break/> <text:s/>public function_operator_type <text:line-break/> <text:s/>&lt; <text:line-break/> <text:s text:c="3"/>global_functor_type&lt;LCLFUNCTIONTYPE, CAPTUREDVARSTYPE&gt;, <text:line-break/> <text:s text:c="3"/>LCLFUNCTIONTYPE <text:line-break/> <text:s/>&gt;<text:line-break/>{<text:line-break/> <text:s/>friend class function_operator_type <text:line-break/> <text:s/>&lt;<text:line-break/> <text:s text:c="3"/>global_functor_type&lt;LCLFUNCTIONTYPE, CAPTUREDVARSTYPE&gt;, <text:line-break/> <text:s text:c="3"/>LCLFUNCTIONTYPE <text:line-break/> <text:s/>&gt;;<text:line-break/> <text:s/><text:line-break/> <text:s/>typedef function_operator_type <text:line-break/> <text:s/>&lt; <text:line-break/> <text:s text:c="3"/>global_functor_type&lt;LCLFUNCTIONTYPE, CAPTUREDVARSTYPE&gt;, <text:line-break/> <text:s text:c="3"/>LCLFUNCTIONTYPE <text:line-break/> <text:s/>&gt; base_class_type;<text:line-break/> <text:s/><text:line-break/>public:<text:line-break/> <text:s/>typedef CAPTUREDVARSTYPE captured_var_types;<text:line-break/>private:<text:line-break/> <text:s/>typedef<text:line-break/> <text:s text:c="3"/>typename ::boost::mpl::push_back<text:line-break/><text:soft-page-break/> <text:s text:c="3"/>&lt;<text:line-break/> <text:s text:c="5"/>typename ::boost::mpl::push_front<text:line-break/> <text:s text:c="5"/>&lt;<text:line-break/> <text:s text:c="7"/>typename ::boost::mpl::push_front<text:line-break/> <text:s text:c="7"/>&lt;<text:line-break/> <text:s text:c="9"/>typename base_class_type::parameter_types,<text:line-break/> <text:s text:c="9"/>global_functor_type const &amp;<text:line-break/> <text:s text:c="7"/>&gt;::type,<text:line-break/> <text:s text:c="7"/>typename base_class_type::result_type<text:line-break/> <text:s text:c="5"/>&gt;::type,<text:line-break/> <text:s text:c="5"/>captured_var_types &amp;<text:line-break/> <text:s text:c="3"/>&gt;::type mpl_callback_type;<text:line-break/>public:<text:line-break/> <text:s/>typedef<text:line-break/> <text:s text:c="3"/>typename <text:line-break/> <text:s text:c="5"/>::boost::function_types::function_pointer&lt;mpl_callback_type&gt;::type<text:line-break/> <text:s text:c="7"/>callback_type;<text:line-break/>public:<text:line-break/> <text:s/>explicit global_functor_type(captured_var_types const &amp; vars)<text:line-break/> <text:s/>: m_CallBack(0),<text:line-break/> <text:s text:c="3"/>m_CapturedVars(vars)<text:line-break/> <text:s/>{}<text:line-break/> <text:s/>void set_caller(callback_type const callback)<text:line-break/> <text:s/>{<text:line-break/> <text:s text:c="3"/>this-&gt;m_CallBack = callback;<text:line-break/> <text:s/>}<text:line-break/>private:<text:line-break/> <text:s/>callback_type m_CallBack;<text:line-break/> <text:s/>mutable captured_var_types m_CapturedVars;<text:line-break/>};<text:line-break/><text:line-break/>}<text:line-break/>}<text:line-break/>}<text:line-break/>}<text:line-break/><text:line-break/>int main()<text:line-break/>{<text:line-break/> <text:s/>int slope = 2;<text:line-break/> <text:s/><text:line-break/>#define LOCAL_FUNCTION_NAME() funny_line<text:line-break/>#define RETURN_TYPE() int<text:line-break/>#define PARAMS_LIST() int const &amp;, int const &amp;<text:line-break/>#define CAPTURED_VAR_TYPE1 int const &amp;<text:line-break/> <text:s/><text:line-break/> <text:s/>typedef ::boost::tuple&lt;CAPTURED_VAR_TYPE1&gt; captured_vars_typeXXX32;<text:line-break/><text:line-break/> <text:s/>typedef ::wg::lclfunction::detail::cpp03::global_functor_type<text:line-break/> <text:s/>&lt;<text:line-break/> <text:s text:c="3"/>RETURN_TYPE() ( PARAMS_LIST() ),<text:line-break/> <text:s text:c="3"/>captured_vars_typeXXX32<text:line-break/> <text:s/>&gt; global_functor_typeXXX32;<text:line-break/> <text:s/>/* Note: double parenthesis around ctor param to prevent most vexing parse<text:line-break/> <text:s text:c="4"/>error. */<text:line-break/> <text:s/>/* PP iterator over captured vars for ctor params. */<text:line-break/> <text:s/>global_functor_typeXXX32<text:line-break/> <text:s text:c="3"/>LOCAL_FUNCTION_NAME()(( captured_vars_typeXXX32(slope) ));<text:line-break/> <text:s text:c="3"/><text:line-break/><text:soft-page-break/> <text:s/>{<text:line-break/> <text:s text:c="3"/>/* Don't FORGET the REFERENCE!!!!! */<text:line-break/> <text:s text:c="3"/>global_functor_typeXXX32 &amp; functor = LOCAL_FUNCTION_NAME();<text:line-break/> <text:s text:c="3"/><text:line-break/> <text:s text:c="3"/>struct local_functor_type<text:line-break/> <text:s text:c="3"/>{<text:line-break/> <text:s text:c="5"/>typedef captured_vars_typeXXX32 captured_vars_type;<text:line-break/> <text:s text:c="5"/>typedef global_functor_typeXXX32 global_functor_type;<text:line-break/><text:line-break/> <text:s text:c="5"/>void set_caller(global_functor_type &amp; functor)<text:line-break/> <text:s text:c="5"/>{<text:line-break/> <text:s text:c="7"/>functor.set_caller(&amp;local_functor_type::user_callback);<text:line-break/> <text:s text:c="5"/>}<text:line-break/> <text:s text:c="3"/><text:line-break/> <text:s text:c="3"/>private:<text:line-break/> <text:s text:c="5"/>/* This functions prototype should match global_functor_type::callback_type. */<text:line-break/> <text:s text:c="5"/>static int user_callback(<text:line-break/> <text:s text:c="7"/>global_functor_type const &amp; LOCAL_FUNCTION_NAME(),<text:line-break/> <text:s text:c="7"/>int const &amp; x, <text:line-break/> <text:s text:c="7"/>int const &amp; y, <text:line-break/> <text:s text:c="7"/>captured_vars_type &amp; capturedvars)<text:line-break/> <text:s text:c="5"/>{<text:line-break/> <text:s text:c="7"/>/* To avoid unused var warnings. */<text:line-break/> <text:s text:c="7"/>(void)(LOCAL_FUNCTION_NAME());<text:line-break/> <text:s text:c="7"/><text:line-break/> <text:s text:c="7"/>::boost::add_reference<text:line-break/> <text:s text:c="7"/>&lt;<text:line-break/> <text:s text:c="9"/>::boost::tuples::element&lt;0, captured_vars_type&gt;::type<text:line-break/> <text:s text:c="7"/>&gt;::type<text:line-break/> <text:s text:c="9"/>slope(capturedvars.get&lt;0&gt;());<text:line-break/> <text:s text:c="7"/><text:line-break/> <text:s text:c="7"/>/* User provided definition.*/<text:line-break/> <text:s text:c="7"/>{<text:line-break/> <text:s text:c="9"/>return x + slope * y;<text:line-break/> <text:s text:c="7"/>}<text:line-break/> <text:s text:c="5"/>}<text:line-break/>#define LOCAL_OBJ_NAME() local_functor<text:line-break/> <text:s text:c="3"/>} LOCAL_OBJ_NAME() ;<text:line-break/> <text:s text:c="3"/>LOCAL_OBJ_NAME() .set_caller(functor);<text:line-break/> <text:s/>}<text:line-break/> <text:s/><text:line-break/> <text:s/>return 0;<text:line-break/>}</text:p>
      <text:p text:style-name="P68"/>
      <text:h text:style-name="P131" text:outline-level="1"><text:bookmark-start text:name="__RefHeading__1858_929216580"/>Acknowledgments<text:bookmark-end text:name="__RefHeading__1858_929216580"/></text:h>
      <text:h text:style-name="P118" text:outline-level="2"><text:bookmark-start text:name="__RefHeading__1860_929216580"/>Boost.Preprocessor<text:bookmark-end text:name="__RefHeading__1860_929216580"/></text:h>
      <text:p text:style-name="P20">This library would not have been possible without the invaluable tools of Boost.Preprocessor.</text:p>
      <text:h text:style-name="P118" text:outline-level="2"><text:bookmark-start text:name="__RefHeading__1862_929216580"/>Boost.Local_Function<text:bookmark-end text:name="__RefHeading__1862_929216580"/></text:h>
      <text:p text:style-name="P59"><text:span text:style-name="T121">Boost.Local_Function was invaluable in driving the specification</text:span><text:span text:style-name="T122">s of</text:span><text:span text:style-name="T121"> this library.</text:span></text:p>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5-10-29T14:43:11.336000000</dc:date>
    <meta:editing-duration>P20DT6H38M14S</meta:editing-duration>
    <meta:editing-cycles>330</meta:editing-cycles>
    <meta:generator>LibreOffice/5.0.0.5$Windows_x86 LibreOffice_project/1b1a90865e348b492231e1c451437d7a15bb262b</meta:generator>
    <meta:document-statistic meta:table-count="0" meta:image-count="0" meta:object-count="0" meta:page-count="16" meta:paragraph-count="335" meta:word-count="3725" meta:character-count="27751" meta:non-whitespace-character-count="23534"/>
  </office:meta>
</office:document-meta>
</file>